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10-01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3536" calcext:value-type="float">
            <text:p>40.4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0488" calcext:value-type="float">
            <text:p>40.4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0488" calcext:value-type="float">
            <text:p>40.4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9-18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0488" calcext:value-type="float">
            <text:p>40.4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6312" calcext:value-type="float">
            <text:p>40.5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4768" calcext:value-type="float">
            <text:p>40.4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22" calcext:value-type="float">
            <text:p>40.4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5832" calcext:value-type="float">
            <text:p>40.5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5832" calcext:value-type="float">
            <text:p>40.5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1344" calcext:value-type="float">
            <text:p>40.4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7168" calcext:value-type="float">
            <text:p>40.5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7168" calcext:value-type="float">
            <text:p>40.5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5832" calcext:value-type="float">
            <text:p>40.5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3264" calcext:value-type="float">
            <text:p>40.5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5832" calcext:value-type="float">
            <text:p>40.5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1072" calcext:value-type="float">
            <text:p>40.5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1928" calcext:value-type="float">
            <text:p>40.5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6-27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1072" calcext:value-type="float">
            <text:p>40.5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0216" calcext:value-type="float">
            <text:p>40.5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556" calcext:value-type="float">
            <text:p>40.6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8984" calcext:value-type="float">
            <text:p>40.6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1928" calcext:value-type="float">
            <text:p>40.5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1824" calcext:value-type="float">
            <text:p>40.5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5832" calcext:value-type="float">
            <text:p>40.5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412" calcext:value-type="float">
            <text:p>40.5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412" calcext:value-type="float">
            <text:p>40.5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3264" calcext:value-type="float">
            <text:p>40.5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2888" calcext:value-type="float">
            <text:p>40.6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984" calcext:value-type="float">
            <text:p>40.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3264" calcext:value-type="float">
            <text:p>40.5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1824" calcext:value-type="float">
            <text:p>40.5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0216" calcext:value-type="float">
            <text:p>40.5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0696" calcext:value-type="float">
            <text:p>40.6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3744" calcext:value-type="float">
            <text:p>40.6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8024" calcext:value-type="float">
            <text:p>40.5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2408" calcext:value-type="float">
            <text:p>40.6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0696" calcext:value-type="float">
            <text:p>40.6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2032" calcext:value-type="float">
            <text:p>40.6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2032" calcext:value-type="float">
            <text:p>40.6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8984" calcext:value-type="float">
            <text:p>40.6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2032" calcext:value-type="float">
            <text:p>40.6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8504" calcext:value-type="float">
            <text:p>40.6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6416" calcext:value-type="float">
            <text:p>40.6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128" calcext:value-type="float">
            <text:p>40.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4224" calcext:value-type="float">
            <text:p>40.6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8024" calcext:value-type="float">
            <text:p>40.5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984" calcext:value-type="float">
            <text:p>40.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1552" calcext:value-type="float">
            <text:p>40.6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8128" calcext:value-type="float">
            <text:p>40.6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5936" calcext:value-type="float">
            <text:p>40.6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46" calcext:value-type="float">
            <text:p>40.6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8504" calcext:value-type="float">
            <text:p>40.6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5936" calcext:value-type="float">
            <text:p>40.6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1552" calcext:value-type="float">
            <text:p>40.6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7648" calcext:value-type="float">
            <text:p>40.6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46" calcext:value-type="float">
            <text:p>40.6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412" calcext:value-type="float">
            <text:p>40.5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4224" calcext:value-type="float">
            <text:p>40.6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1176" calcext:value-type="float">
            <text:p>40.6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9464" calcext:value-type="float">
            <text:p>40.6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4224" calcext:value-type="float">
            <text:p>40.6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1552" calcext:value-type="float">
            <text:p>40.6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8024" calcext:value-type="float">
            <text:p>40.5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556" calcext:value-type="float">
            <text:p>40.6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9088" calcext:value-type="float">
            <text:p>40.7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508" calcext:value-type="float">
            <text:p>40.6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8608" calcext:value-type="float">
            <text:p>40.6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2408" calcext:value-type="float">
            <text:p>40.6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7168" calcext:value-type="float">
            <text:p>40.5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1656" calcext:value-type="float">
            <text:p>40.6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508" calcext:value-type="float">
            <text:p>40.6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0216" calcext:value-type="float">
            <text:p>40.5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8984" calcext:value-type="float">
            <text:p>40.6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1176" calcext:value-type="float">
            <text:p>40.6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46" calcext:value-type="float">
            <text:p>40.6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9944" calcext:value-type="float">
            <text:p>40.6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8712" calcext:value-type="float">
            <text:p>40.7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8608" calcext:value-type="float">
            <text:p>40.6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4224" calcext:value-type="float">
            <text:p>40.6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08" calcext:value-type="float">
            <text:p>40.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0696" calcext:value-type="float">
            <text:p>40.6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8984" calcext:value-type="float">
            <text:p>40.6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3368" calcext:value-type="float">
            <text:p>40.6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5184" calcext:value-type="float">
            <text:p>40.7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8232" calcext:value-type="float">
            <text:p>40.7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9464" calcext:value-type="float">
            <text:p>40.6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0216" calcext:value-type="float">
            <text:p>40.5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3848" calcext:value-type="float">
            <text:p>40.6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3264" calcext:value-type="float">
            <text:p>40.5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7752" calcext:value-type="float">
            <text:p>40.6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4704" calcext:value-type="float">
            <text:p>40.6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1656" calcext:value-type="float">
            <text:p>40.6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1656" calcext:value-type="float">
            <text:p>40.6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4808" calcext:value-type="float">
            <text:p>40.7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3-14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3536" calcext:value-type="float">
            <text:p>40.4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8984" calcext:value-type="float">
            <text:p>40.6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4224" calcext:value-type="float">
            <text:p>40.6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8608" calcext:value-type="float">
            <text:p>40.6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412" calcext:value-type="float">
            <text:p>40.5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8984" calcext:value-type="float">
            <text:p>40.6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2512" calcext:value-type="float">
            <text:p>40.6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556" calcext:value-type="float">
            <text:p>40.6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08" calcext:value-type="float">
            <text:p>40.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3264" calcext:value-type="float">
            <text:p>40.5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7168" calcext:value-type="float">
            <text:p>40.5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6896" calcext:value-type="float">
            <text:p>40.6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3952" calcext:value-type="float">
            <text:p>40.7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0216" calcext:value-type="float">
            <text:p>40.5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3368" calcext:value-type="float">
            <text:p>40.6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508" calcext:value-type="float">
            <text:p>40.6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6792" calcext:value-type="float">
            <text:p>40.6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6792" calcext:value-type="float">
            <text:p>40.6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556" calcext:value-type="float">
            <text:p>40.6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604" calcext:value-type="float">
            <text:p>40.7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4808" calcext:value-type="float">
            <text:p>40.7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9088" calcext:value-type="float">
            <text:p>40.7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4224" calcext:value-type="float">
            <text:p>40.6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7648" calcext:value-type="float">
            <text:p>40.6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8128" calcext:value-type="float">
            <text:p>40.6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7272" calcext:value-type="float">
            <text:p>40.6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8504" calcext:value-type="float">
            <text:p>40.6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556" calcext:value-type="float">
            <text:p>40.6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4328" calcext:value-type="float">
            <text:p>40.7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2136" calcext:value-type="float">
            <text:p>40.7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7272" calcext:value-type="float">
            <text:p>40.6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08" calcext:value-type="float">
            <text:p>40.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8024" calcext:value-type="float">
            <text:p>40.5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8128" calcext:value-type="float">
            <text:p>40.6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0528" calcext:value-type="float">
            <text:p>40.8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08" calcext:value-type="float">
            <text:p>40.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0696" calcext:value-type="float">
            <text:p>40.6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2992" calcext:value-type="float">
            <text:p>40.7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6896" calcext:value-type="float">
            <text:p>40.6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5936" calcext:value-type="float">
            <text:p>40.6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3368" calcext:value-type="float">
            <text:p>40.6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08" calcext:value-type="float">
            <text:p>40.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2888" calcext:value-type="float">
            <text:p>40.6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5456" calcext:value-type="float">
            <text:p>40.6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604" calcext:value-type="float">
            <text:p>40.7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556" calcext:value-type="float">
            <text:p>40.6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176" calcext:value-type="float">
            <text:p>40.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0904" calcext:value-type="float">
            <text:p>40.7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652" calcext:value-type="float">
            <text:p>40.7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7168" calcext:value-type="float">
            <text:p>40.5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4224" calcext:value-type="float">
            <text:p>40.6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7" calcext:value-type="float">
            <text:p>40.7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0424" calcext:value-type="float">
            <text:p>40.7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1552" calcext:value-type="float">
            <text:p>40.6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1928" calcext:value-type="float">
            <text:p>40.5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2888" calcext:value-type="float">
            <text:p>40.6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9944" calcext:value-type="float">
            <text:p>40.6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556" calcext:value-type="float">
            <text:p>40.6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556" calcext:value-type="float">
            <text:p>40.6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5184" calcext:value-type="float">
            <text:p>40.7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0424" calcext:value-type="float">
            <text:p>40.7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8232" calcext:value-type="float">
            <text:p>40.7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604" calcext:value-type="float">
            <text:p>40.7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9464" calcext:value-type="float">
            <text:p>40.6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0696" calcext:value-type="float">
            <text:p>40.6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3744" calcext:value-type="float">
            <text:p>40.6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3264" calcext:value-type="float">
            <text:p>40.5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12-26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1552" calcext:value-type="float">
            <text:p>40.6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4224" calcext:value-type="float">
            <text:p>40.6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6896" calcext:value-type="float">
            <text:p>40.6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46" calcext:value-type="float">
            <text:p>40.6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412" calcext:value-type="float">
            <text:p>40.5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3848" calcext:value-type="float">
            <text:p>40.6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128" calcext:value-type="float">
            <text:p>40.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5936" calcext:value-type="float">
            <text:p>40.6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128" calcext:value-type="float">
            <text:p>40.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1072" calcext:value-type="float">
            <text:p>40.5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6416" calcext:value-type="float">
            <text:p>40.6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0048" calcext:value-type="float">
            <text:p>40.7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6144" calcext:value-type="float">
            <text:p>40.7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604" calcext:value-type="float">
            <text:p>40.7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2136" calcext:value-type="float">
            <text:p>40.7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46" calcext:value-type="float">
            <text:p>40.6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8128" calcext:value-type="float">
            <text:p>40.6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9568" calcext:value-type="float">
            <text:p>40.7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8984" calcext:value-type="float">
            <text:p>40.6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7376" calcext:value-type="float">
            <text:p>40.7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604" calcext:value-type="float">
            <text:p>40.7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7752" calcext:value-type="float">
            <text:p>40.6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6896" calcext:value-type="float">
            <text:p>40.6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08" calcext:value-type="float">
            <text:p>40.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8608" calcext:value-type="float">
            <text:p>40.6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6896" calcext:value-type="float">
            <text:p>40.6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7752" calcext:value-type="float">
            <text:p>40.6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5936" calcext:value-type="float">
            <text:p>40.6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1656" calcext:value-type="float">
            <text:p>40.6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2616" calcext:value-type="float">
            <text:p>40.7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652" calcext:value-type="float">
            <text:p>40.7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2512" calcext:value-type="float">
            <text:p>40.6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1552" calcext:value-type="float">
            <text:p>40.6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3744" calcext:value-type="float">
            <text:p>40.6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7648" calcext:value-type="float">
            <text:p>40.6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4704" calcext:value-type="float">
            <text:p>40.6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8984" calcext:value-type="float">
            <text:p>40.6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6792" calcext:value-type="float">
            <text:p>40.6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5184" calcext:value-type="float">
            <text:p>40.7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7752" calcext:value-type="float">
            <text:p>40.6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412" calcext:value-type="float">
            <text:p>40.5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032" calcext:value-type="float">
            <text:p>40.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8232" calcext:value-type="float">
            <text:p>40.7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5664" calcext:value-type="float">
            <text:p>40.7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9568" calcext:value-type="float">
            <text:p>40.7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3744" calcext:value-type="float">
            <text:p>40.6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6312" calcext:value-type="float">
            <text:p>40.5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4328" calcext:value-type="float">
            <text:p>40.7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3096" calcext:value-type="float">
            <text:p>40.7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556" calcext:value-type="float">
            <text:p>40.6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3368" calcext:value-type="float">
            <text:p>40.6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7272" calcext:value-type="float">
            <text:p>40.6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0904" calcext:value-type="float">
            <text:p>40.7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128" calcext:value-type="float">
            <text:p>40.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032" calcext:value-type="float">
            <text:p>40.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5184" calcext:value-type="float">
            <text:p>40.7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6792" calcext:value-type="float">
            <text:p>40.6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508" calcext:value-type="float">
            <text:p>40.6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3368" calcext:value-type="float">
            <text:p>40.6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9088" calcext:value-type="float">
            <text:p>40.7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1656" calcext:value-type="float">
            <text:p>40.6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984" calcext:value-type="float">
            <text:p>40.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9088" calcext:value-type="float">
            <text:p>40.7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224" calcext:value-type="float">
            <text:p>40.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8712" calcext:value-type="float">
            <text:p>40.7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08" calcext:value-type="float">
            <text:p>40.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2992" calcext:value-type="float">
            <text:p>40.7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9088" calcext:value-type="float">
            <text:p>40.7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9088" calcext:value-type="float">
            <text:p>40.7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2992" calcext:value-type="float">
            <text:p>40.7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9944" calcext:value-type="float">
            <text:p>40.6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7376" calcext:value-type="float">
            <text:p>40.7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604" calcext:value-type="float">
            <text:p>40.7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8984" calcext:value-type="float">
            <text:p>40.6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3952" calcext:value-type="float">
            <text:p>40.7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7376" calcext:value-type="float">
            <text:p>40.7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5936" calcext:value-type="float">
            <text:p>40.6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9568" calcext:value-type="float">
            <text:p>40.7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9464" calcext:value-type="float">
            <text:p>40.6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4328" calcext:value-type="float">
            <text:p>40.7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604" calcext:value-type="float">
            <text:p>40.7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3848" calcext:value-type="float">
            <text:p>40.6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604" calcext:value-type="float">
            <text:p>40.7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08" calcext:value-type="float">
            <text:p>40.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9-24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7272" calcext:value-type="float">
            <text:p>40.6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2992" calcext:value-type="float">
            <text:p>40.7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2616" calcext:value-type="float">
            <text:p>40.7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1656" calcext:value-type="float">
            <text:p>40.6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9464" calcext:value-type="float">
            <text:p>40.6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5936" calcext:value-type="float">
            <text:p>40.6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1176" calcext:value-type="float">
            <text:p>40.6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6416" calcext:value-type="float">
            <text:p>40.6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7752" calcext:value-type="float">
            <text:p>40.6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7752" calcext:value-type="float">
            <text:p>40.6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3848" calcext:value-type="float">
            <text:p>40.6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9944" calcext:value-type="float">
            <text:p>40.6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3848" calcext:value-type="float">
            <text:p>40.6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4224" calcext:value-type="float">
            <text:p>40.6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6792" calcext:value-type="float">
            <text:p>40.6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8128" calcext:value-type="float">
            <text:p>40.6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5936" calcext:value-type="float">
            <text:p>40.6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08" calcext:value-type="float">
            <text:p>40.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2992" calcext:value-type="float">
            <text:p>40.7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9464" calcext:value-type="float">
            <text:p>40.6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7272" calcext:value-type="float">
            <text:p>40.6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8608" calcext:value-type="float">
            <text:p>40.6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128" calcext:value-type="float">
            <text:p>40.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8232" calcext:value-type="float">
            <text:p>40.7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1176" calcext:value-type="float">
            <text:p>40.6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032" calcext:value-type="float">
            <text:p>40.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1176" calcext:value-type="float">
            <text:p>40.6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08" calcext:value-type="float">
            <text:p>40.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9464" calcext:value-type="float">
            <text:p>40.6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6416" calcext:value-type="float">
            <text:p>40.6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7272" calcext:value-type="float">
            <text:p>40.6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032" calcext:value-type="float">
            <text:p>40.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4224" calcext:value-type="float">
            <text:p>40.6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2512" calcext:value-type="float">
            <text:p>40.6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9944" calcext:value-type="float">
            <text:p>40.6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7376" calcext:value-type="float">
            <text:p>40.7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3472" calcext:value-type="float">
            <text:p>40.7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8232" calcext:value-type="float">
            <text:p>40.7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8608" calcext:value-type="float">
            <text:p>40.6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8504" calcext:value-type="float">
            <text:p>40.6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6312" calcext:value-type="float">
            <text:p>40.5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032" calcext:value-type="float">
            <text:p>40.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1656" calcext:value-type="float">
            <text:p>40.6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4704" calcext:value-type="float">
            <text:p>40.6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4704" calcext:value-type="float">
            <text:p>40.6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08" calcext:value-type="float">
            <text:p>40.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4704" calcext:value-type="float">
            <text:p>40.6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4224" calcext:value-type="float">
            <text:p>40.6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3368" calcext:value-type="float">
            <text:p>40.6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9088" calcext:value-type="float">
            <text:p>40.7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9944" calcext:value-type="float">
            <text:p>40.6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4704" calcext:value-type="float">
            <text:p>40.6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9944" calcext:value-type="float">
            <text:p>40.6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128" calcext:value-type="float">
            <text:p>40.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604" calcext:value-type="float">
            <text:p>40.7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7752" calcext:value-type="float">
            <text:p>40.6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7272" calcext:value-type="float">
            <text:p>40.6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4224" calcext:value-type="float">
            <text:p>40.6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8984" calcext:value-type="float">
            <text:p>40.6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8984" calcext:value-type="float">
            <text:p>40.6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032" calcext:value-type="float">
            <text:p>40.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604" calcext:value-type="float">
            <text:p>40.7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2136" calcext:value-type="float">
            <text:p>40.7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9464" calcext:value-type="float">
            <text:p>40.6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7272" calcext:value-type="float">
            <text:p>40.6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7752" calcext:value-type="float">
            <text:p>40.6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1656" calcext:value-type="float">
            <text:p>40.6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4704" calcext:value-type="float">
            <text:p>40.6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0424" calcext:value-type="float">
            <text:p>40.7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0424" calcext:value-type="float">
            <text:p>40.7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9464" calcext:value-type="float">
            <text:p>40.6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3744" calcext:value-type="float">
            <text:p>40.6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5936" calcext:value-type="float">
            <text:p>40.6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6416" calcext:value-type="float">
            <text:p>40.6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6896" calcext:value-type="float">
            <text:p>40.6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9088" calcext:value-type="float">
            <text:p>40.7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08" calcext:value-type="float">
            <text:p>40.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7752" calcext:value-type="float">
            <text:p>40.6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4704" calcext:value-type="float">
            <text:p>40.6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8608" calcext:value-type="float">
            <text:p>40.6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6896" calcext:value-type="float">
            <text:p>40.6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8608" calcext:value-type="float">
            <text:p>40.6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4704" calcext:value-type="float">
            <text:p>40.6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7272" calcext:value-type="float">
            <text:p>40.6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6792" calcext:value-type="float">
            <text:p>40.6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7376" calcext:value-type="float">
            <text:p>40.7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1008" calcext:value-type="float">
            <text:p>40.8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8712" calcext:value-type="float">
            <text:p>40.7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1176" calcext:value-type="float">
            <text:p>40.6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6-27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7856" calcext:value-type="float">
            <text:p>40.7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8712" calcext:value-type="float">
            <text:p>40.7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3952" calcext:value-type="float">
            <text:p>40.7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2992" calcext:value-type="float">
            <text:p>40.7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6896" calcext:value-type="float">
            <text:p>40.6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9088" calcext:value-type="float">
            <text:p>40.7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1656" calcext:value-type="float">
            <text:p>40.6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0048" calcext:value-type="float">
            <text:p>40.7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4536" calcext:value-type="float">
            <text:p>40.8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0632" calcext:value-type="float">
            <text:p>40.8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7376" calcext:value-type="float">
            <text:p>40.7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3952" calcext:value-type="float">
            <text:p>40.7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3848" calcext:value-type="float">
            <text:p>40.6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224" calcext:value-type="float">
            <text:p>40.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7104" calcext:value-type="float">
            <text:p>40.8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7" calcext:value-type="float">
            <text:p>40.7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8712" calcext:value-type="float">
            <text:p>40.7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4808" calcext:value-type="float">
            <text:p>40.7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1008" calcext:value-type="float">
            <text:p>40.8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1008" calcext:value-type="float">
            <text:p>40.8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8816" calcext:value-type="float">
            <text:p>40.8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4912" calcext:value-type="float">
            <text:p>40.8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224" calcext:value-type="float">
            <text:p>40.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2616" calcext:value-type="float">
            <text:p>40.7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3472" calcext:value-type="float">
            <text:p>40.7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128" calcext:value-type="float">
            <text:p>40.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3096" calcext:value-type="float">
            <text:p>40.7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3096" calcext:value-type="float">
            <text:p>40.7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8816" calcext:value-type="float">
            <text:p>40.8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4056" calcext:value-type="float">
            <text:p>40.8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5016" calcext:value-type="float">
            <text:p>40.8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5872" calcext:value-type="float">
            <text:p>40.8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796" calcext:value-type="float">
            <text:p>40.8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0528" calcext:value-type="float">
            <text:p>40.8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1864" calcext:value-type="float">
            <text:p>40.8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6144" calcext:value-type="float">
            <text:p>40.7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7104" calcext:value-type="float">
            <text:p>40.8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9192" calcext:value-type="float">
            <text:p>40.7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0424" calcext:value-type="float">
            <text:p>40.7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6624" calcext:value-type="float">
            <text:p>40.8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368" calcext:value-type="float">
            <text:p>40.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0528" calcext:value-type="float">
            <text:p>40.8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3096" calcext:value-type="float">
            <text:p>40.7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0048" calcext:value-type="float">
            <text:p>40.7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272" calcext:value-type="float">
            <text:p>40.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796" calcext:value-type="float">
            <text:p>40.8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272" calcext:value-type="float">
            <text:p>40.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176" calcext:value-type="float">
            <text:p>40.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1384" calcext:value-type="float">
            <text:p>40.7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9672" calcext:value-type="float">
            <text:p>40.8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0152" calcext:value-type="float">
            <text:p>40.8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0048" calcext:value-type="float">
            <text:p>40.7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3368" calcext:value-type="float">
            <text:p>40.6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7856" calcext:value-type="float">
            <text:p>40.7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5768" calcext:value-type="float">
            <text:p>40.8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8816" calcext:value-type="float">
            <text:p>40.8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8816" calcext:value-type="float">
            <text:p>40.8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9672" calcext:value-type="float">
            <text:p>40.8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6624" calcext:value-type="float">
            <text:p>40.8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9192" calcext:value-type="float">
            <text:p>40.7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4808" calcext:value-type="float">
            <text:p>40.7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0528" calcext:value-type="float">
            <text:p>40.8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8232" calcext:value-type="float">
            <text:p>40.7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5184" calcext:value-type="float">
            <text:p>40.7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5768" calcext:value-type="float">
            <text:p>40.8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368" calcext:value-type="float">
            <text:p>40.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2616" calcext:value-type="float">
            <text:p>40.7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9944" calcext:value-type="float">
            <text:p>40.6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748" calcext:value-type="float">
            <text:p>40.7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6248" calcext:value-type="float">
            <text:p>40.8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7104" calcext:value-type="float">
            <text:p>40.8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6248" calcext:value-type="float">
            <text:p>40.8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7376" calcext:value-type="float">
            <text:p>40.7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0424" calcext:value-type="float">
            <text:p>40.7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4912" calcext:value-type="float">
            <text:p>40.8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3952" calcext:value-type="float">
            <text:p>40.7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0904" calcext:value-type="float">
            <text:p>40.7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8816" calcext:value-type="float">
            <text:p>40.8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176" calcext:value-type="float">
            <text:p>40.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3952" calcext:value-type="float">
            <text:p>40.7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7" calcext:value-type="float">
            <text:p>40.7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604" calcext:value-type="float">
            <text:p>40.7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9088" calcext:value-type="float">
            <text:p>40.7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3576" calcext:value-type="float">
            <text:p>40.8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6248" calcext:value-type="float">
            <text:p>40.8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748" calcext:value-type="float">
            <text:p>40.7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9088" calcext:value-type="float">
            <text:p>40.7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4328" calcext:value-type="float">
            <text:p>40.7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7856" calcext:value-type="float">
            <text:p>40.7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3952" calcext:value-type="float">
            <text:p>40.7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176" calcext:value-type="float">
            <text:p>40.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7856" calcext:value-type="float">
            <text:p>40.7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272" calcext:value-type="float">
            <text:p>40.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0528" calcext:value-type="float">
            <text:p>40.8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8984" calcext:value-type="float">
            <text:p>40.6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0696" calcext:value-type="float">
            <text:p>40.6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1656" calcext:value-type="float">
            <text:p>40.6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5288" calcext:value-type="float">
            <text:p>40.7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6144" calcext:value-type="float">
            <text:p>40.7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6624" calcext:value-type="float">
            <text:p>40.8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3576" calcext:value-type="float">
            <text:p>40.8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032" calcext:value-type="float">
            <text:p>40.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3096" calcext:value-type="float">
            <text:p>40.7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7" calcext:value-type="float">
            <text:p>40.7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9464" calcext:value-type="float">
            <text:p>40.6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0048" calcext:value-type="float">
            <text:p>40.7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3096" calcext:value-type="float">
            <text:p>40.7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7376" calcext:value-type="float">
            <text:p>40.7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7272" calcext:value-type="float">
            <text:p>40.6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3-11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6416" calcext:value-type="float">
            <text:p>40.6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0424" calcext:value-type="float">
            <text:p>40.7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128" calcext:value-type="float">
            <text:p>40.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5664" calcext:value-type="float">
            <text:p>40.7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4328" calcext:value-type="float">
            <text:p>40.7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5664" calcext:value-type="float">
            <text:p>40.7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5288" calcext:value-type="float">
            <text:p>40.7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7" calcext:value-type="float">
            <text:p>40.7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3744" calcext:value-type="float">
            <text:p>40.6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8608" calcext:value-type="float">
            <text:p>40.6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9464" calcext:value-type="float">
            <text:p>40.6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9192" calcext:value-type="float">
            <text:p>40.7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1008" calcext:value-type="float">
            <text:p>40.8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3744" calcext:value-type="float">
            <text:p>40.6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3744" calcext:value-type="float">
            <text:p>40.6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7272" calcext:value-type="float">
            <text:p>40.6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6896" calcext:value-type="float">
            <text:p>40.6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4704" calcext:value-type="float">
            <text:p>40.6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8128" calcext:value-type="float">
            <text:p>40.6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6416" calcext:value-type="float">
            <text:p>40.6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1656" calcext:value-type="float">
            <text:p>40.6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9944" calcext:value-type="float">
            <text:p>40.6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984" calcext:value-type="float">
            <text:p>40.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2888" calcext:value-type="float">
            <text:p>40.6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652" calcext:value-type="float">
            <text:p>40.7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128" calcext:value-type="float">
            <text:p>40.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2136" calcext:value-type="float">
            <text:p>40.7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604" calcext:value-type="float">
            <text:p>40.7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7272" calcext:value-type="float">
            <text:p>40.6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9088" calcext:value-type="float">
            <text:p>40.7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5664" calcext:value-type="float">
            <text:p>40.7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8984" calcext:value-type="float">
            <text:p>40.6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46" calcext:value-type="float">
            <text:p>40.6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8128" calcext:value-type="float">
            <text:p>40.6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7752" calcext:value-type="float">
            <text:p>40.6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1656" calcext:value-type="float">
            <text:p>40.6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9464" calcext:value-type="float">
            <text:p>40.6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08" calcext:value-type="float">
            <text:p>40.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1176" calcext:value-type="float">
            <text:p>40.6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2888" calcext:value-type="float">
            <text:p>40.6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2888" calcext:value-type="float">
            <text:p>40.6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2408" calcext:value-type="float">
            <text:p>40.6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032" calcext:value-type="float">
            <text:p>40.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8608" calcext:value-type="float">
            <text:p>40.6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032" calcext:value-type="float">
            <text:p>40.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6792" calcext:value-type="float">
            <text:p>40.6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984" calcext:value-type="float">
            <text:p>40.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032" calcext:value-type="float">
            <text:p>40.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412" calcext:value-type="float">
            <text:p>40.5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5456" calcext:value-type="float">
            <text:p>40.6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9568" calcext:value-type="float">
            <text:p>40.7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8712" calcext:value-type="float">
            <text:p>40.7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6896" calcext:value-type="float">
            <text:p>40.6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2408" calcext:value-type="float">
            <text:p>40.6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6312" calcext:value-type="float">
            <text:p>40.5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08" calcext:value-type="float">
            <text:p>40.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604" calcext:value-type="float">
            <text:p>40.7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2888" calcext:value-type="float">
            <text:p>40.6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2888" calcext:value-type="float">
            <text:p>40.6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508" calcext:value-type="float">
            <text:p>40.6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4224" calcext:value-type="float">
            <text:p>40.6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5456" calcext:value-type="float">
            <text:p>40.6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1072" calcext:value-type="float">
            <text:p>40.5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3368" calcext:value-type="float">
            <text:p>40.6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3744" calcext:value-type="float">
            <text:p>40.6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3264" calcext:value-type="float">
            <text:p>40.5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6416" calcext:value-type="float">
            <text:p>40.6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3368" calcext:value-type="float">
            <text:p>40.6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5832" calcext:value-type="float">
            <text:p>40.5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0216" calcext:value-type="float">
            <text:p>40.5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2888" calcext:value-type="float">
            <text:p>40.6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8128" calcext:value-type="float">
            <text:p>40.6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412" calcext:value-type="float">
            <text:p>40.5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1072" calcext:value-type="float">
            <text:p>40.5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2888" calcext:value-type="float">
            <text:p>40.6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508" calcext:value-type="float">
            <text:p>40.6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1072" calcext:value-type="float">
            <text:p>40.5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8504" calcext:value-type="float">
            <text:p>40.6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1824" calcext:value-type="float">
            <text:p>40.5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12-14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2032" calcext:value-type="float">
            <text:p>40.6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9-27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1072" calcext:value-type="float">
            <text:p>40.5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3536" calcext:value-type="float">
            <text:p>40.4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412" calcext:value-type="float">
            <text:p>40.5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22" calcext:value-type="float">
            <text:p>40.4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9152" calcext:value-type="float">
            <text:p>40.4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696" calcext:value-type="float">
            <text:p>40.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3056" calcext:value-type="float">
            <text:p>40.4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5248" calcext:value-type="float">
            <text:p>40.4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4392" calcext:value-type="float">
            <text:p>40.4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1824" calcext:value-type="float">
            <text:p>40.5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9152" calcext:value-type="float">
            <text:p>40.4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3912" calcext:value-type="float">
            <text:p>40.4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3912" calcext:value-type="float">
            <text:p>40.4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3432" calcext:value-type="float">
            <text:p>40.4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0864" calcext:value-type="float">
            <text:p>40.4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2576" calcext:value-type="float">
            <text:p>40.4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3056" calcext:value-type="float">
            <text:p>40.4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0384" calcext:value-type="float">
            <text:p>40.4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4664" calcext:value-type="float">
            <text:p>40.3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6104" calcext:value-type="float">
            <text:p>40.4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6104" calcext:value-type="float">
            <text:p>40.4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3536" calcext:value-type="float">
            <text:p>40.4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0008" calcext:value-type="float">
            <text:p>40.4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8192" calcext:value-type="float">
            <text:p>40.3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0384" calcext:value-type="float">
            <text:p>40.4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4288" calcext:value-type="float">
            <text:p>40.4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2576" calcext:value-type="float">
            <text:p>40.4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2576" calcext:value-type="float">
            <text:p>40.4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4288" calcext:value-type="float">
            <text:p>40.4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5624" calcext:value-type="float">
            <text:p>40.4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3432" calcext:value-type="float">
            <text:p>40.4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8192" calcext:value-type="float">
            <text:p>40.3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8192" calcext:value-type="float">
            <text:p>40.3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3432" calcext:value-type="float">
            <text:p>40.4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4768" calcext:value-type="float">
            <text:p>40.4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696" calcext:value-type="float">
            <text:p>40.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9152" calcext:value-type="float">
            <text:p>40.4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648" calcext:value-type="float">
            <text:p>40.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6" calcext:value-type="float">
            <text:p>40.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552" calcext:value-type="float">
            <text:p>40.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124" calcext:value-type="float">
            <text:p>40.4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9528" calcext:value-type="float">
            <text:p>40.4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6" calcext:value-type="float">
            <text:p>40.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4664" calcext:value-type="float">
            <text:p>40.3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648" calcext:value-type="float">
            <text:p>40.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0384" calcext:value-type="float">
            <text:p>40.4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124" calcext:value-type="float">
            <text:p>40.4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9528" calcext:value-type="float">
            <text:p>40.4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5624" calcext:value-type="float">
            <text:p>40.4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8192" calcext:value-type="float">
            <text:p>40.3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2096" calcext:value-type="float">
            <text:p>40.3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8568" calcext:value-type="float">
            <text:p>40.3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552" calcext:value-type="float">
            <text:p>40.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6856" calcext:value-type="float">
            <text:p>40.3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648" calcext:value-type="float">
            <text:p>40.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3328" calcext:value-type="float">
            <text:p>40.3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9424" calcext:value-type="float">
            <text:p>40.3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8568" calcext:value-type="float">
            <text:p>40.3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4664" calcext:value-type="float">
            <text:p>40.3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124" calcext:value-type="float">
            <text:p>40.4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124" calcext:value-type="float">
            <text:p>40.4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6" calcext:value-type="float">
            <text:p>40.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6856" calcext:value-type="float">
            <text:p>40.3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1616" calcext:value-type="float">
            <text:p>40.3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7712" calcext:value-type="float">
            <text:p>40.3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9904" calcext:value-type="float">
            <text:p>40.3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2472" calcext:value-type="float">
            <text:p>40.3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028" calcext:value-type="float">
            <text:p>40.3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6-27 2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3808" calcext:value-type="float">
            <text:p>40.3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7712" calcext:value-type="float">
            <text:p>40.3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8464" calcext:value-type="float">
            <text:p>40.2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5896" calcext:value-type="float">
            <text:p>40.3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552" calcext:value-type="float">
            <text:p>40.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2952" calcext:value-type="float">
            <text:p>40.3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0384" calcext:value-type="float">
            <text:p>40.4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4288" calcext:value-type="float">
            <text:p>40.4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552" calcext:value-type="float">
            <text:p>40.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8944" calcext:value-type="float">
            <text:p>40.3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4664" calcext:value-type="float">
            <text:p>40.3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3432" calcext:value-type="float">
            <text:p>40.4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076" calcext:value-type="float">
            <text:p>40.3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2848" calcext:value-type="float">
            <text:p>40.3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7608" calcext:value-type="float">
            <text:p>40.2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8088" calcext:value-type="float">
            <text:p>40.3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076" calcext:value-type="float">
            <text:p>40.3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1992" calcext:value-type="float">
            <text:p>40.3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8088" calcext:value-type="float">
            <text:p>40.3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1136" calcext:value-type="float">
            <text:p>40.3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028" calcext:value-type="float">
            <text:p>40.3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8944" calcext:value-type="float">
            <text:p>40.3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4664" calcext:value-type="float">
            <text:p>40.3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9904" calcext:value-type="float">
            <text:p>40.3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6856" calcext:value-type="float">
            <text:p>40.3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6376" calcext:value-type="float">
            <text:p>40.3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1992" calcext:value-type="float">
            <text:p>40.3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5416" calcext:value-type="float">
            <text:p>40.2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1032" calcext:value-type="float">
            <text:p>40.2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408" calcext:value-type="float">
            <text:p>40.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6272" calcext:value-type="float">
            <text:p>40.2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3704" calcext:value-type="float">
            <text:p>40.3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1992" calcext:value-type="float">
            <text:p>40.3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8088" calcext:value-type="float">
            <text:p>40.3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8088" calcext:value-type="float">
            <text:p>40.3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8464" calcext:value-type="float">
            <text:p>40.2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3224" calcext:value-type="float">
            <text:p>40.2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98" calcext:value-type="float">
            <text:p>40.3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6376" calcext:value-type="float">
            <text:p>40.3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5896" calcext:value-type="float">
            <text:p>40.3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884" calcext:value-type="float">
            <text:p>40.2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5416" calcext:value-type="float">
            <text:p>40.2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504" calcext:value-type="float">
            <text:p>40.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6" calcext:value-type="float">
            <text:p>40.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9424" calcext:value-type="float">
            <text:p>40.3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1992" calcext:value-type="float">
            <text:p>40.3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2848" calcext:value-type="float">
            <text:p>40.3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1136" calcext:value-type="float">
            <text:p>40.3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8568" calcext:value-type="float">
            <text:p>40.3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5896" calcext:value-type="float">
            <text:p>40.3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2368" calcext:value-type="float">
            <text:p>40.2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0656" calcext:value-type="float">
            <text:p>40.3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6752" calcext:value-type="float">
            <text:p>40.3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932" calcext:value-type="float">
            <text:p>40.2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504" calcext:value-type="float">
            <text:p>40.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0656" calcext:value-type="float">
            <text:p>40.3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1032" calcext:value-type="float">
            <text:p>40.2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7504" calcext:value-type="float">
            <text:p>40.2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6648" calcext:value-type="float">
            <text:p>40.2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4936" calcext:value-type="float">
            <text:p>40.2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2264" calcext:value-type="float">
            <text:p>40.2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6752" calcext:value-type="float">
            <text:p>40.3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2472" calcext:value-type="float">
            <text:p>40.3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3328" calcext:value-type="float">
            <text:p>40.3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2472" calcext:value-type="float">
            <text:p>40.3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504" calcext:value-type="float">
            <text:p>40.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3224" calcext:value-type="float">
            <text:p>40.2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7984" calcext:value-type="float">
            <text:p>40.2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2848" calcext:value-type="float">
            <text:p>40.3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6376" calcext:value-type="float">
            <text:p>40.3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5896" calcext:value-type="float">
            <text:p>40.3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3704" calcext:value-type="float">
            <text:p>40.3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1992" calcext:value-type="float">
            <text:p>40.3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3224" calcext:value-type="float">
            <text:p>40.2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5792" calcext:value-type="float">
            <text:p>40.2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1408" calcext:value-type="float">
            <text:p>40.2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932" calcext:value-type="float">
            <text:p>40.2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1136" calcext:value-type="float">
            <text:p>40.3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4184" calcext:value-type="float">
            <text:p>40.3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3328" calcext:value-type="float">
            <text:p>40.3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0864" calcext:value-type="float">
            <text:p>40.4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5248" calcext:value-type="float">
            <text:p>40.4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1512" calcext:value-type="float">
            <text:p>40.2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0656" calcext:value-type="float">
            <text:p>40.3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5896" calcext:value-type="float">
            <text:p>40.3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6272" calcext:value-type="float">
            <text:p>40.2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3704" calcext:value-type="float">
            <text:p>40.3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4352" calcext:value-type="float">
            <text:p>40.1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932" calcext:value-type="float">
            <text:p>40.2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1616" calcext:value-type="float">
            <text:p>40.3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4664" calcext:value-type="float">
            <text:p>40.3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9048" calcext:value-type="float">
            <text:p>40.3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028" calcext:value-type="float">
            <text:p>40.3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884" calcext:value-type="float">
            <text:p>40.2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3704" calcext:value-type="float">
            <text:p>40.3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3-23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4664" calcext:value-type="float">
            <text:p>40.3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3328" calcext:value-type="float">
            <text:p>40.3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3224" calcext:value-type="float">
            <text:p>40.2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0656" calcext:value-type="float">
            <text:p>40.3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2368" calcext:value-type="float">
            <text:p>40.2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1992" calcext:value-type="float">
            <text:p>40.3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552" calcext:value-type="float">
            <text:p>40.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2368" calcext:value-type="float">
            <text:p>40.2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8736" calcext:value-type="float">
            <text:p>40.1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2264" calcext:value-type="float">
            <text:p>40.2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8088" calcext:value-type="float">
            <text:p>40.3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6376" calcext:value-type="float">
            <text:p>40.3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6168" calcext:value-type="float">
            <text:p>40.2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2264" calcext:value-type="float">
            <text:p>40.2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884" calcext:value-type="float">
            <text:p>40.2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2368" calcext:value-type="float">
            <text:p>40.2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7232" calcext:value-type="float">
            <text:p>40.3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2952" calcext:value-type="float">
            <text:p>40.3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98" calcext:value-type="float">
            <text:p>40.3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6376" calcext:value-type="float">
            <text:p>40.3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5416" calcext:value-type="float">
            <text:p>40.2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836" calcext:value-type="float">
            <text:p>40.2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3704" calcext:value-type="float">
            <text:p>40.3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6648" calcext:value-type="float">
            <text:p>40.2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5792" calcext:value-type="float">
            <text:p>40.2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644" calcext:value-type="float">
            <text:p>40.0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264" calcext:value-type="float">
            <text:p>40.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836" calcext:value-type="float">
            <text:p>40.2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0384" calcext:value-type="float">
            <text:p>40.4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98" calcext:value-type="float">
            <text:p>40.3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408" calcext:value-type="float">
            <text:p>40.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6648" calcext:value-type="float">
            <text:p>40.2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264" calcext:value-type="float">
            <text:p>40.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5688" calcext:value-type="float">
            <text:p>40.1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836" calcext:value-type="float">
            <text:p>40.2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8464" calcext:value-type="float">
            <text:p>40.2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2472" calcext:value-type="float">
            <text:p>40.3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5312" calcext:value-type="float">
            <text:p>40.2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7296" calcext:value-type="float">
            <text:p>40.0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74" calcext:value-type="float">
            <text:p>40.1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3496" calcext:value-type="float">
            <text:p>40.1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2264" calcext:value-type="float">
            <text:p>40.2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0656" calcext:value-type="float">
            <text:p>40.3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312" calcext:value-type="float">
            <text:p>40.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6648" calcext:value-type="float">
            <text:p>40.2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7024" calcext:value-type="float">
            <text:p>40.1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8256" calcext:value-type="float">
            <text:p>40.1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74" calcext:value-type="float">
            <text:p>40.1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7296" calcext:value-type="float">
            <text:p>40.0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6272" calcext:value-type="float">
            <text:p>40.2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4456" calcext:value-type="float">
            <text:p>40.2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6544" calcext:value-type="float">
            <text:p>40.1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788" calcext:value-type="float">
            <text:p>40.1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7984" calcext:value-type="float">
            <text:p>40.2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1512" calcext:value-type="float">
            <text:p>40.2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8464" calcext:value-type="float">
            <text:p>40.2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5584" calcext:value-type="float">
            <text:p>40.1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1784" calcext:value-type="float">
            <text:p>40.1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1304" calcext:value-type="float">
            <text:p>40.1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7024" calcext:value-type="float">
            <text:p>40.1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5688" calcext:value-type="float">
            <text:p>40.1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6544" calcext:value-type="float">
            <text:p>40.1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5312" calcext:value-type="float">
            <text:p>40.2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884" calcext:value-type="float">
            <text:p>40.2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9112" calcext:value-type="float">
            <text:p>40.1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2264" calcext:value-type="float">
            <text:p>40.2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7776" calcext:value-type="float">
            <text:p>40.1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2432" calcext:value-type="float">
            <text:p>40.0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9864" calcext:value-type="float">
            <text:p>40.0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4728" calcext:value-type="float">
            <text:p>40.1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6648" calcext:value-type="float">
            <text:p>40.2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1408" calcext:value-type="float">
            <text:p>40.2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7776" calcext:value-type="float">
            <text:p>40.1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4248" calcext:value-type="float">
            <text:p>40.0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8152" calcext:value-type="float">
            <text:p>40.0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9112" calcext:value-type="float">
            <text:p>40.1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1408" calcext:value-type="float">
            <text:p>40.2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3496" calcext:value-type="float">
            <text:p>40.1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8152" calcext:value-type="float">
            <text:p>40.0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2056" calcext:value-type="float">
            <text:p>40.0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1784" calcext:value-type="float">
            <text:p>40.1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6064" calcext:value-type="float">
            <text:p>40.1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5584" calcext:value-type="float">
            <text:p>40.1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6544" calcext:value-type="float">
            <text:p>40.1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6816" calcext:value-type="float">
            <text:p>40.0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928" calcext:value-type="float">
            <text:p>39.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4144" calcext:value-type="float">
            <text:p>40.0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5208" calcext:value-type="float">
            <text:p>40.1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5584" calcext:value-type="float">
            <text:p>40.1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5584" calcext:value-type="float">
            <text:p>40.1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8528" calcext:value-type="float">
            <text:p>40.0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9384" calcext:value-type="float">
            <text:p>40.0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4728" calcext:value-type="float">
            <text:p>40.1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0072" calcext:value-type="float">
            <text:p>40.2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6168" calcext:value-type="float">
            <text:p>40.2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6168" calcext:value-type="float">
            <text:p>40.2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8632" calcext:value-type="float">
            <text:p>40.1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8048" calcext:value-type="float">
            <text:p>40.0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976" calcext:value-type="float">
            <text:p>39.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4416" calcext:value-type="float">
            <text:p>39.9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928" calcext:value-type="float">
            <text:p>39.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024" calcext:value-type="float">
            <text:p>40.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4624" calcext:value-type="float">
            <text:p>40.0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596" calcext:value-type="float">
            <text:p>40.0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7776" calcext:value-type="float">
            <text:p>40.1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1304" calcext:value-type="float">
            <text:p>40.1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8152" calcext:value-type="float">
            <text:p>40.0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1096" calcext:value-type="float">
            <text:p>40.0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2432" calcext:value-type="float">
            <text:p>40.0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1304" calcext:value-type="float">
            <text:p>40.1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6232" calcext:value-type="float">
            <text:p>39.9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2536" calcext:value-type="float">
            <text:p>40.1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5584" calcext:value-type="float">
            <text:p>40.1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8904" calcext:value-type="float">
            <text:p>39.9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976" calcext:value-type="float">
            <text:p>39.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2808" calcext:value-type="float">
            <text:p>39.9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0136" calcext:value-type="float">
            <text:p>39.9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8528" calcext:value-type="float">
            <text:p>40.0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7192" calcext:value-type="float">
            <text:p>40.0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11-22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3288" calcext:value-type="float">
            <text:p>40.0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7672" calcext:value-type="float">
            <text:p>40.0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548" calcext:value-type="float">
            <text:p>40.0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024" calcext:value-type="float">
            <text:p>40.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024" calcext:value-type="float">
            <text:p>40.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2808" calcext:value-type="float">
            <text:p>39.9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1096" calcext:value-type="float">
            <text:p>40.0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2432" calcext:value-type="float">
            <text:p>40.0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4624" calcext:value-type="float">
            <text:p>40.0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7296" calcext:value-type="float">
            <text:p>40.0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3768" calcext:value-type="float">
            <text:p>40.0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2808" calcext:value-type="float">
            <text:p>39.9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5272" calcext:value-type="float">
            <text:p>39.8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9656" calcext:value-type="float">
            <text:p>39.9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5104" calcext:value-type="float">
            <text:p>40.0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1784" calcext:value-type="float">
            <text:p>40.1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308" calcext:value-type="float">
            <text:p>39.8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5376" calcext:value-type="float">
            <text:p>39.9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4896" calcext:value-type="float">
            <text:p>39.9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7568" calcext:value-type="float">
            <text:p>39.9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1472" calcext:value-type="float">
            <text:p>39.9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6608" calcext:value-type="float">
            <text:p>39.9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2704" calcext:value-type="float">
            <text:p>39.9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7568" calcext:value-type="float">
            <text:p>39.9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8528" calcext:value-type="float">
            <text:p>40.0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2912" calcext:value-type="float">
            <text:p>40.0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2808" calcext:value-type="float">
            <text:p>39.9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4896" calcext:value-type="float">
            <text:p>39.9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6608" calcext:value-type="float">
            <text:p>39.9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6128" calcext:value-type="float">
            <text:p>39.8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6504" calcext:value-type="float">
            <text:p>39.8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6504" calcext:value-type="float">
            <text:p>39.8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2704" calcext:value-type="float">
            <text:p>39.9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4144" calcext:value-type="float">
            <text:p>40.0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3288" calcext:value-type="float">
            <text:p>40.0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1096" calcext:value-type="float">
            <text:p>40.0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2328" calcext:value-type="float">
            <text:p>39.9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9176" calcext:value-type="float">
            <text:p>39.8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2224" calcext:value-type="float">
            <text:p>39.8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9552" calcext:value-type="float">
            <text:p>39.8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1264" calcext:value-type="float">
            <text:p>39.8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6608" calcext:value-type="float">
            <text:p>39.9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5272" calcext:value-type="float">
            <text:p>39.8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6608" calcext:value-type="float">
            <text:p>39.9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024" calcext:value-type="float">
            <text:p>40.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452" calcext:value-type="float">
            <text:p>39.9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2224" calcext:value-type="float">
            <text:p>39.8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4416" calcext:value-type="float">
            <text:p>39.9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4896" calcext:value-type="float">
            <text:p>39.9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5376" calcext:value-type="float">
            <text:p>39.9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5752" calcext:value-type="float">
            <text:p>39.9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0512" calcext:value-type="float">
            <text:p>39.9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3184" calcext:value-type="float">
            <text:p>39.9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9-28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0344" calcext:value-type="float">
            <text:p>40.0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548" calcext:value-type="float">
            <text:p>40.0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1096" calcext:value-type="float">
            <text:p>40.0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0992" calcext:value-type="float">
            <text:p>39.9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5272" calcext:value-type="float">
            <text:p>39.8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0408" calcext:value-type="float">
            <text:p>39.8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4416" calcext:value-type="float">
            <text:p>39.9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8048" calcext:value-type="float">
            <text:p>40.0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928" calcext:value-type="float">
            <text:p>39.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832" calcext:value-type="float">
            <text:p>39.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7944" calcext:value-type="float">
            <text:p>39.9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0512" calcext:value-type="float">
            <text:p>39.9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0888" calcext:value-type="float">
            <text:p>39.8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5272" calcext:value-type="float">
            <text:p>39.8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1368" calcext:value-type="float">
            <text:p>39.9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5752" calcext:value-type="float">
            <text:p>39.9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6984" calcext:value-type="float">
            <text:p>39.8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0888" calcext:value-type="float">
            <text:p>39.8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0992" calcext:value-type="float">
            <text:p>39.9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404" calcext:value-type="float">
            <text:p>39.9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6504" calcext:value-type="float">
            <text:p>39.8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5168" calcext:value-type="float">
            <text:p>39.8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4416" calcext:value-type="float">
            <text:p>39.9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0032" calcext:value-type="float">
            <text:p>39.8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0888" calcext:value-type="float">
            <text:p>39.8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7464" calcext:value-type="float">
            <text:p>39.9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7944" calcext:value-type="float">
            <text:p>39.9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9552" calcext:value-type="float">
            <text:p>39.8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3456" calcext:value-type="float">
            <text:p>39.8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0032" calcext:value-type="float">
            <text:p>39.8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0032" calcext:value-type="float">
            <text:p>39.8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3832" calcext:value-type="float">
            <text:p>39.8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8112" calcext:value-type="float">
            <text:p>39.7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8592" calcext:value-type="float">
            <text:p>39.7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26" calcext:value-type="float">
            <text:p>39.8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26" calcext:value-type="float">
            <text:p>39.8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212" calcext:value-type="float">
            <text:p>39.8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5168" calcext:value-type="float">
            <text:p>39.8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9552" calcext:value-type="float">
            <text:p>39.8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4792" calcext:value-type="float">
            <text:p>39.8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1264" calcext:value-type="float">
            <text:p>39.8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0304" calcext:value-type="float">
            <text:p>39.7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64" calcext:value-type="float">
            <text:p>39.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736" calcext:value-type="float">
            <text:p>39.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6504" calcext:value-type="float">
            <text:p>39.8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3456" calcext:value-type="float">
            <text:p>39.8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8216" calcext:value-type="float">
            <text:p>39.8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8592" calcext:value-type="float">
            <text:p>39.7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6024" calcext:value-type="float">
            <text:p>39.8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1744" calcext:value-type="float">
            <text:p>39.8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8696" calcext:value-type="float">
            <text:p>39.8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3456" calcext:value-type="float">
            <text:p>39.8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4312" calcext:value-type="float">
            <text:p>39.8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8216" calcext:value-type="float">
            <text:p>39.8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5168" calcext:value-type="float">
            <text:p>39.8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4312" calcext:value-type="float">
            <text:p>39.8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784" calcext:value-type="float">
            <text:p>39.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64" calcext:value-type="float">
            <text:p>39.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116" calcext:value-type="float">
            <text:p>39.7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64" calcext:value-type="float">
            <text:p>39.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116" calcext:value-type="float">
            <text:p>39.7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1264" calcext:value-type="float">
            <text:p>39.8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736" calcext:value-type="float">
            <text:p>39.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3832" calcext:value-type="float">
            <text:p>39.8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116" calcext:value-type="float">
            <text:p>39.7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9448" calcext:value-type="float">
            <text:p>39.7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736" calcext:value-type="float">
            <text:p>39.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9928" calcext:value-type="float">
            <text:p>39.8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4688" calcext:value-type="float">
            <text:p>39.7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2976" calcext:value-type="float">
            <text:p>39.8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688" calcext:value-type="float">
            <text:p>39.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6776" calcext:value-type="float">
            <text:p>39.7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02" calcext:value-type="float">
            <text:p>39.7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8968" calcext:value-type="float">
            <text:p>39.7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8968" calcext:value-type="float">
            <text:p>39.7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5064" calcext:value-type="float">
            <text:p>39.7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592" calcext:value-type="float">
            <text:p>39.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9448" calcext:value-type="float">
            <text:p>39.7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9448" calcext:value-type="float">
            <text:p>39.7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9824" calcext:value-type="float">
            <text:p>39.7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8864" calcext:value-type="float">
            <text:p>39.6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02" calcext:value-type="float">
            <text:p>39.7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5544" calcext:value-type="float">
            <text:p>39.7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0304" calcext:value-type="float">
            <text:p>39.7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9824" calcext:value-type="float">
            <text:p>39.7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592" calcext:value-type="float">
            <text:p>39.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02" calcext:value-type="float">
            <text:p>39.7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4104" calcext:value-type="float">
            <text:p>39.6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6776" calcext:value-type="float">
            <text:p>39.7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592" calcext:value-type="float">
            <text:p>39.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7632" calcext:value-type="float">
            <text:p>39.7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0576" calcext:value-type="float">
            <text:p>39.6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02" calcext:value-type="float">
            <text:p>39.7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544" calcext:value-type="float">
            <text:p>39.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6-27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0304" calcext:value-type="float">
            <text:p>39.7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7256" calcext:value-type="float">
            <text:p>39.7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8112" calcext:value-type="float">
            <text:p>39.7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02" calcext:value-type="float">
            <text:p>39.7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1056" calcext:value-type="float">
            <text:p>39.6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7632" calcext:value-type="float">
            <text:p>39.7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9824" calcext:value-type="float">
            <text:p>39.7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7152" calcext:value-type="float">
            <text:p>39.6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972" calcext:value-type="float">
            <text:p>39.6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496" calcext:value-type="float">
            <text:p>39.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4208" calcext:value-type="float">
            <text:p>39.7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7256" calcext:value-type="float">
            <text:p>39.7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02" calcext:value-type="float">
            <text:p>39.7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1912" calcext:value-type="float">
            <text:p>39.6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448" calcext:value-type="float">
            <text:p>39.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924" calcext:value-type="float">
            <text:p>39.6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7528" calcext:value-type="float">
            <text:p>39.6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8384" calcext:value-type="float">
            <text:p>39.6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8864" calcext:value-type="float">
            <text:p>39.6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2768" calcext:value-type="float">
            <text:p>39.6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1056" calcext:value-type="float">
            <text:p>39.6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496" calcext:value-type="float">
            <text:p>39.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5712" calcext:value-type="float">
            <text:p>39.6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9616" calcext:value-type="float">
            <text:p>39.5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7048" calcext:value-type="float">
            <text:p>39.6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2288" calcext:value-type="float">
            <text:p>39.6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7048" calcext:value-type="float">
            <text:p>39.6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1056" calcext:value-type="float">
            <text:p>39.6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78" calcext:value-type="float">
            <text:p>39.5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0368" calcext:value-type="float">
            <text:p>39.5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256" calcext:value-type="float">
            <text:p>39.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7424" calcext:value-type="float">
            <text:p>39.5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6944" calcext:value-type="float">
            <text:p>39.5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2184" calcext:value-type="float">
            <text:p>39.5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924" calcext:value-type="float">
            <text:p>39.6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7152" calcext:value-type="float">
            <text:p>39.6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592" calcext:value-type="float">
            <text:p>39.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1536" calcext:value-type="float">
            <text:p>39.7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3896" calcext:value-type="float">
            <text:p>39.5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4272" calcext:value-type="float">
            <text:p>39.5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352" calcext:value-type="float">
            <text:p>39.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7528" calcext:value-type="float">
            <text:p>39.6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1912" calcext:value-type="float">
            <text:p>39.6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924" calcext:value-type="float">
            <text:p>39.6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2288" calcext:value-type="float">
            <text:p>39.6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0952" calcext:value-type="float">
            <text:p>39.6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7152" calcext:value-type="float">
            <text:p>39.6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7632" calcext:value-type="float">
            <text:p>39.7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6088" calcext:value-type="float">
            <text:p>39.5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2664" calcext:value-type="float">
            <text:p>39.6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7048" calcext:value-type="float">
            <text:p>39.6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1808" calcext:value-type="float">
            <text:p>39.6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8384" calcext:value-type="float">
            <text:p>39.6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6296" calcext:value-type="float">
            <text:p>39.7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7152" calcext:value-type="float">
            <text:p>39.6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2392" calcext:value-type="float">
            <text:p>39.7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9616" calcext:value-type="float">
            <text:p>39.5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4752" calcext:value-type="float">
            <text:p>39.5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2664" calcext:value-type="float">
            <text:p>39.6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1432" calcext:value-type="float">
            <text:p>39.6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1536" calcext:value-type="float">
            <text:p>39.7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64" calcext:value-type="float">
            <text:p>39.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9824" calcext:value-type="float">
            <text:p>39.7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7424" calcext:value-type="float">
            <text:p>39.5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8656" calcext:value-type="float">
            <text:p>39.5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496" calcext:value-type="float">
            <text:p>39.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6296" calcext:value-type="float">
            <text:p>39.7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2664" calcext:value-type="float">
            <text:p>39.6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7152" calcext:value-type="float">
            <text:p>39.6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8008" calcext:value-type="float">
            <text:p>39.6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8968" calcext:value-type="float">
            <text:p>39.7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8592" calcext:value-type="float">
            <text:p>39.7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2872" calcext:value-type="float">
            <text:p>39.7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5336" calcext:value-type="float">
            <text:p>39.6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7048" calcext:value-type="float">
            <text:p>39.6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972" calcext:value-type="float">
            <text:p>39.6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972" calcext:value-type="float">
            <text:p>39.6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7048" calcext:value-type="float">
            <text:p>39.6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2392" calcext:value-type="float">
            <text:p>39.7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9824" calcext:value-type="float">
            <text:p>39.7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2768" calcext:value-type="float">
            <text:p>39.6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4752" calcext:value-type="float">
            <text:p>39.5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5232" calcext:value-type="float">
            <text:p>39.5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448" calcext:value-type="float">
            <text:p>39.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8008" calcext:value-type="float">
            <text:p>39.6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4104" calcext:value-type="float">
            <text:p>39.6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8488" calcext:value-type="float">
            <text:p>39.7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4856" calcext:value-type="float">
            <text:p>39.6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0368" calcext:value-type="float">
            <text:p>39.5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2664" calcext:value-type="float">
            <text:p>39.6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8488" calcext:value-type="float">
            <text:p>39.7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7256" calcext:value-type="float">
            <text:p>39.7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2872" calcext:value-type="float">
            <text:p>39.7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3624" calcext:value-type="float">
            <text:p>39.6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448" calcext:value-type="float">
            <text:p>39.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7904" calcext:value-type="float">
            <text:p>39.6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2288" calcext:value-type="float">
            <text:p>39.6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5336" calcext:value-type="float">
            <text:p>39.6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496" calcext:value-type="float">
            <text:p>39.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448" calcext:value-type="float">
            <text:p>39.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8864" calcext:value-type="float">
            <text:p>39.6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6672" calcext:value-type="float">
            <text:p>39.6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7424" calcext:value-type="float">
            <text:p>39.5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3-15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2768" calcext:value-type="float">
            <text:p>39.6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1912" calcext:value-type="float">
            <text:p>39.6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7152" calcext:value-type="float">
            <text:p>39.6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6568" calcext:value-type="float">
            <text:p>39.5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7528" calcext:value-type="float">
            <text:p>39.6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1432" calcext:value-type="float">
            <text:p>39.6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8008" calcext:value-type="float">
            <text:p>39.6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972" calcext:value-type="float">
            <text:p>39.6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972" calcext:value-type="float">
            <text:p>39.6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5712" calcext:value-type="float">
            <text:p>39.6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5128" calcext:value-type="float">
            <text:p>39.5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924" calcext:value-type="float">
            <text:p>39.6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7632" calcext:value-type="float">
            <text:p>39.7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448" calcext:value-type="float">
            <text:p>39.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876" calcext:value-type="float">
            <text:p>39.6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9992" calcext:value-type="float">
            <text:p>39.5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2664" calcext:value-type="float">
            <text:p>39.6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6568" calcext:value-type="float">
            <text:p>39.5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3624" calcext:value-type="float">
            <text:p>39.6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496" calcext:value-type="float">
            <text:p>39.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4208" calcext:value-type="float">
            <text:p>39.7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0576" calcext:value-type="float">
            <text:p>39.6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5336" calcext:value-type="float">
            <text:p>39.6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9512" calcext:value-type="float">
            <text:p>39.5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3624" calcext:value-type="float">
            <text:p>39.6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9136" calcext:value-type="float">
            <text:p>39.5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5816" calcext:value-type="float">
            <text:p>39.6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8656" calcext:value-type="float">
            <text:p>39.5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0472" calcext:value-type="float">
            <text:p>39.5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2288" calcext:value-type="float">
            <text:p>39.6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8008" calcext:value-type="float">
            <text:p>39.6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8112" calcext:value-type="float">
            <text:p>39.7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5232" calcext:value-type="float">
            <text:p>39.5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4752" calcext:value-type="float">
            <text:p>39.5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732" calcext:value-type="float">
            <text:p>39.5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3792" calcext:value-type="float">
            <text:p>39.4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7424" calcext:value-type="float">
            <text:p>39.5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78" calcext:value-type="float">
            <text:p>39.5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6464" calcext:value-type="float">
            <text:p>39.5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352" calcext:value-type="float">
            <text:p>39.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3248" calcext:value-type="float">
            <text:p>39.7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1536" calcext:value-type="float">
            <text:p>39.7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0848" calcext:value-type="float">
            <text:p>39.5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732" calcext:value-type="float">
            <text:p>39.5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6944" calcext:value-type="float">
            <text:p>39.5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1224" calcext:value-type="float">
            <text:p>39.5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3144" calcext:value-type="float">
            <text:p>39.6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9136" calcext:value-type="float">
            <text:p>39.5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6088" calcext:value-type="float">
            <text:p>39.5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448" calcext:value-type="float">
            <text:p>39.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5128" calcext:value-type="float">
            <text:p>39.5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4272" calcext:value-type="float">
            <text:p>39.5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4272" calcext:value-type="float">
            <text:p>39.5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2392" calcext:value-type="float">
            <text:p>39.7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0576" calcext:value-type="float">
            <text:p>39.6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636" calcext:value-type="float">
            <text:p>39.4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9888" calcext:value-type="float">
            <text:p>39.4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7216" calcext:value-type="float">
            <text:p>39.4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7904" calcext:value-type="float">
            <text:p>39.6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352" calcext:value-type="float">
            <text:p>39.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1224" calcext:value-type="float">
            <text:p>39.5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5504" calcext:value-type="float">
            <text:p>39.4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3312" calcext:value-type="float">
            <text:p>39.4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924" calcext:value-type="float">
            <text:p>39.6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6192" calcext:value-type="float">
            <text:p>39.6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9408" calcext:value-type="float">
            <text:p>39.4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2184" calcext:value-type="float">
            <text:p>39.5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4856" calcext:value-type="float">
            <text:p>39.6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7696" calcext:value-type="float">
            <text:p>39.4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4544" calcext:value-type="float">
            <text:p>39.4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3416" calcext:value-type="float">
            <text:p>39.5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7424" calcext:value-type="float">
            <text:p>39.5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2664" calcext:value-type="float">
            <text:p>39.6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4272" calcext:value-type="float">
            <text:p>39.5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5984" calcext:value-type="float">
            <text:p>39.4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3792" calcext:value-type="float">
            <text:p>39.4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636" calcext:value-type="float">
            <text:p>39.4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8656" calcext:value-type="float">
            <text:p>39.5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9304" calcext:value-type="float">
            <text:p>39.3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8928" calcext:value-type="float">
            <text:p>39.4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684" calcext:value-type="float">
            <text:p>39.4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0264" calcext:value-type="float">
            <text:p>39.4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208" calcext:value-type="float">
            <text:p>39.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5128" calcext:value-type="float">
            <text:p>39.5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1328" calcext:value-type="float">
            <text:p>39.5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7904" calcext:value-type="float">
            <text:p>39.6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3312" calcext:value-type="float">
            <text:p>39.4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12-15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6632" calcext:value-type="float">
            <text:p>39.3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968" calcext:value-type="float">
            <text:p>39.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256" calcext:value-type="float">
            <text:p>39.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684" calcext:value-type="float">
            <text:p>39.4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4168" calcext:value-type="float">
            <text:p>39.4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8552" calcext:value-type="float">
            <text:p>39.4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2352" calcext:value-type="float">
            <text:p>39.3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9408" calcext:value-type="float">
            <text:p>39.4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9032" calcext:value-type="float">
            <text:p>39.4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208" calcext:value-type="float">
            <text:p>39.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3208" calcext:value-type="float">
            <text:p>39.3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0848" calcext:value-type="float">
            <text:p>39.5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0368" calcext:value-type="float">
            <text:p>39.5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636" calcext:value-type="float">
            <text:p>39.4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9304" calcext:value-type="float">
            <text:p>39.3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0744" calcext:value-type="float">
            <text:p>39.4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7592" calcext:value-type="float">
            <text:p>39.4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3792" calcext:value-type="float">
            <text:p>39.4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1496" calcext:value-type="float">
            <text:p>39.4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112" calcext:value-type="float">
            <text:p>39.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3896" calcext:value-type="float">
            <text:p>39.5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6256" calcext:value-type="float">
            <text:p>39.3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1016" calcext:value-type="float">
            <text:p>39.3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7696" calcext:value-type="float">
            <text:p>39.4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9408" calcext:value-type="float">
            <text:p>39.4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8072" calcext:value-type="float">
            <text:p>39.4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5984" calcext:value-type="float">
            <text:p>39.4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0368" calcext:value-type="float">
            <text:p>39.5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5024" calcext:value-type="float">
            <text:p>39.4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9304" calcext:value-type="float">
            <text:p>39.3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3792" calcext:value-type="float">
            <text:p>39.4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636" calcext:value-type="float">
            <text:p>39.4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5504" calcext:value-type="float">
            <text:p>39.4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3208" calcext:value-type="float">
            <text:p>39.3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9576" calcext:value-type="float">
            <text:p>39.2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2352" calcext:value-type="float">
            <text:p>39.3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684" calcext:value-type="float">
            <text:p>39.4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2456" calcext:value-type="float">
            <text:p>39.4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3208" calcext:value-type="float">
            <text:p>39.3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1016" calcext:value-type="float">
            <text:p>39.3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3688" calcext:value-type="float">
            <text:p>39.4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2456" calcext:value-type="float">
            <text:p>39.4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11-02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2936" calcext:value-type="float">
            <text:p>39.4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208" calcext:value-type="float">
            <text:p>39.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4648" calcext:value-type="float">
            <text:p>39.4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1496" calcext:value-type="float">
            <text:p>39.4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588" calcext:value-type="float">
            <text:p>39.4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4064" calcext:value-type="float">
            <text:p>39.3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1872" calcext:value-type="float">
            <text:p>39.3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6736" calcext:value-type="float">
            <text:p>39.4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0264" calcext:value-type="float">
            <text:p>39.4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064" calcext:value-type="float">
            <text:p>39.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8928" calcext:value-type="float">
            <text:p>39.4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5024" calcext:value-type="float">
            <text:p>39.4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1976" calcext:value-type="float">
            <text:p>39.4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2352" calcext:value-type="float">
            <text:p>39.3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9304" calcext:value-type="float">
            <text:p>39.3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54" calcext:value-type="float">
            <text:p>39.3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112" calcext:value-type="float">
            <text:p>39.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8072" calcext:value-type="float">
            <text:p>39.4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8928" calcext:value-type="float">
            <text:p>39.4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9304" calcext:value-type="float">
            <text:p>39.3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55776" calcext:value-type="float">
            <text:p>39.3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8928" calcext:value-type="float">
            <text:p>39.4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1872" calcext:value-type="float">
            <text:p>39.3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9576" calcext:value-type="float">
            <text:p>39.2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3104" calcext:value-type="float">
            <text:p>39.3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52728" calcext:value-type="float">
            <text:p>39.3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3208" calcext:value-type="float">
            <text:p>39.3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8928" calcext:value-type="float">
            <text:p>39.4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8552" calcext:value-type="float">
            <text:p>39.4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5024" calcext:value-type="float">
            <text:p>39.4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3208" calcext:value-type="float">
            <text:p>39.3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492" calcext:value-type="float">
            <text:p>39.3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3688" calcext:value-type="float">
            <text:p>39.4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4168" calcext:value-type="float">
            <text:p>39.4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8072" calcext:value-type="float">
            <text:p>39.4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5024" calcext:value-type="float">
            <text:p>39.4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1872" calcext:value-type="float">
            <text:p>39.3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0056" calcext:value-type="float">
            <text:p>39.3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6632" calcext:value-type="float">
            <text:p>39.3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9-23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968" calcext:value-type="float">
            <text:p>39.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7968" calcext:value-type="float">
            <text:p>39.3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0264" calcext:value-type="float">
            <text:p>39.4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2456" calcext:value-type="float">
            <text:p>39.4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7864" calcext:value-type="float">
            <text:p>39.2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8344" calcext:value-type="float">
            <text:p>39.3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9784" calcext:value-type="float">
            <text:p>39.4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2832" calcext:value-type="float">
            <text:p>39.4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968" calcext:value-type="float">
            <text:p>39.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9304" calcext:value-type="float">
            <text:p>39.3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7488" calcext:value-type="float">
            <text:p>39.3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7112" calcext:value-type="float">
            <text:p>39.3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3688" calcext:value-type="float">
            <text:p>39.4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52728" calcext:value-type="float">
            <text:p>39.3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7112" calcext:value-type="float">
            <text:p>39.3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588" calcext:value-type="float">
            <text:p>39.4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54" calcext:value-type="float">
            <text:p>39.3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5296" calcext:value-type="float">
            <text:p>39.3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968" calcext:value-type="float">
            <text:p>39.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0536" calcext:value-type="float">
            <text:p>39.3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7488" calcext:value-type="float">
            <text:p>39.3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52728" calcext:value-type="float">
            <text:p>39.3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6256" calcext:value-type="float">
            <text:p>39.3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1016" calcext:value-type="float">
            <text:p>39.3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7488" calcext:value-type="float">
            <text:p>39.3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968" calcext:value-type="float">
            <text:p>39.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8344" calcext:value-type="float">
            <text:p>39.3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54" calcext:value-type="float">
            <text:p>39.3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1496" calcext:value-type="float">
            <text:p>39.4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0536" calcext:value-type="float">
            <text:p>39.3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968" calcext:value-type="float">
            <text:p>39.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6256" calcext:value-type="float">
            <text:p>39.3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7488" calcext:value-type="float">
            <text:p>39.3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0056" calcext:value-type="float">
            <text:p>39.3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7968" calcext:value-type="float">
            <text:p>39.3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492" calcext:value-type="float">
            <text:p>39.3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1392" calcext:value-type="float">
            <text:p>39.3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492" calcext:value-type="float">
            <text:p>39.3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7592" calcext:value-type="float">
            <text:p>39.4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6736" calcext:value-type="float">
            <text:p>39.4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492" calcext:value-type="float">
            <text:p>39.3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7008" calcext:value-type="float">
            <text:p>39.3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3104" calcext:value-type="float">
            <text:p>39.3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6152" calcext:value-type="float">
            <text:p>39.3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9576" calcext:value-type="float">
            <text:p>39.2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0912" calcext:value-type="float">
            <text:p>39.3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3104" calcext:value-type="float">
            <text:p>39.3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2248" calcext:value-type="float">
            <text:p>39.3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968" calcext:value-type="float">
            <text:p>39.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6632" calcext:value-type="float">
            <text:p>39.3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1016" calcext:value-type="float">
            <text:p>39.3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016" calcext:value-type="float">
            <text:p>39.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6632" calcext:value-type="float">
            <text:p>39.3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064" calcext:value-type="float">
            <text:p>39.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6256" calcext:value-type="float">
            <text:p>39.3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8344" calcext:value-type="float">
            <text:p>39.3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444" calcext:value-type="float">
            <text:p>39.3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444" calcext:value-type="float">
            <text:p>39.3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0536" calcext:value-type="float">
            <text:p>39.3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4816" calcext:value-type="float">
            <text:p>39.2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1768" calcext:value-type="float">
            <text:p>39.2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0056" calcext:value-type="float">
            <text:p>39.3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5296" calcext:value-type="float">
            <text:p>39.3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0056" calcext:value-type="float">
            <text:p>39.3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1392" calcext:value-type="float">
            <text:p>39.3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968" calcext:value-type="float">
            <text:p>39.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3584" calcext:value-type="float">
            <text:p>39.3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5296" calcext:value-type="float">
            <text:p>39.3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7008" calcext:value-type="float">
            <text:p>39.3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872" calcext:value-type="float">
            <text:p>39.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1768" calcext:value-type="float">
            <text:p>39.2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6632" calcext:value-type="float">
            <text:p>39.3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8344" calcext:value-type="float">
            <text:p>39.3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3584" calcext:value-type="float">
            <text:p>39.3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2248" calcext:value-type="float">
            <text:p>39.3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4816" calcext:value-type="float">
            <text:p>39.2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7008" calcext:value-type="float">
            <text:p>39.3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0056" calcext:value-type="float">
            <text:p>39.3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2624" calcext:value-type="float">
            <text:p>39.2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3856" calcext:value-type="float">
            <text:p>39.2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9576" calcext:value-type="float">
            <text:p>39.2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7008" calcext:value-type="float">
            <text:p>39.3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0912" calcext:value-type="float">
            <text:p>39.3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396" calcext:value-type="float">
            <text:p>39.3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2248" calcext:value-type="float">
            <text:p>39.3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7488" calcext:value-type="float">
            <text:p>39.3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6152" calcext:value-type="float">
            <text:p>39.3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6528" calcext:value-type="float">
            <text:p>39.2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0056" calcext:value-type="float">
            <text:p>39.3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0432" calcext:value-type="float">
            <text:p>39.2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0432" calcext:value-type="float">
            <text:p>39.2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0912" calcext:value-type="float">
            <text:p>39.3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7008" calcext:value-type="float">
            <text:p>39.3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776" calcext:value-type="float">
            <text:p>39.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4336" calcext:value-type="float">
            <text:p>39.2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3" calcext:value-type="float">
            <text:p>39.2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728" calcext:value-type="float">
            <text:p>39.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4712" calcext:value-type="float">
            <text:p>39.2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6-15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824" calcext:value-type="float">
            <text:p>39.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1288" calcext:value-type="float">
            <text:p>39.2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3" calcext:value-type="float">
            <text:p>39.2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1664" calcext:value-type="float">
            <text:p>39.2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4712" calcext:value-type="float">
            <text:p>39.2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68" calcext:value-type="float">
            <text:p>39.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68" calcext:value-type="float">
            <text:p>39.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252" calcext:value-type="float">
            <text:p>39.2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9472" calcext:value-type="float">
            <text:p>39.2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9848" calcext:value-type="float">
            <text:p>39.1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4128" calcext:value-type="float">
            <text:p>39.1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06" calcext:value-type="float">
            <text:p>39.0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1456" calcext:value-type="float">
            <text:p>39.0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012" calcext:value-type="float">
            <text:p>39.0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8408" calcext:value-type="float">
            <text:p>39.0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4984" calcext:value-type="float">
            <text:p>39.1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4128" calcext:value-type="float">
            <text:p>39.1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0224" calcext:value-type="float">
            <text:p>39.1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156" calcext:value-type="float">
            <text:p>39.1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0704" calcext:value-type="float">
            <text:p>39.1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9848" calcext:value-type="float">
            <text:p>39.1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4608" calcext:value-type="float">
            <text:p>39.1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8784" calcext:value-type="float">
            <text:p>39.0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2312" calcext:value-type="float">
            <text:p>39.0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4128" calcext:value-type="float">
            <text:p>39.1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8512" calcext:value-type="float">
            <text:p>39.1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9368" calcext:value-type="float">
            <text:p>39.1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1936" calcext:value-type="float">
            <text:p>39.1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9744" calcext:value-type="float">
            <text:p>39.0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108" calcext:value-type="float">
            <text:p>39.1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0224" calcext:value-type="float">
            <text:p>39.1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584" calcext:value-type="float">
            <text:p>39.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9264" calcext:value-type="float">
            <text:p>39.0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4504" calcext:value-type="float">
            <text:p>39.0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584" calcext:value-type="float">
            <text:p>39.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632" calcext:value-type="float">
            <text:p>39.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8512" calcext:value-type="float">
            <text:p>39.1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4128" calcext:value-type="float">
            <text:p>39.1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3168" calcext:value-type="float">
            <text:p>39.0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536" calcext:value-type="float">
            <text:p>39.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7552" calcext:value-type="float">
            <text:p>39.0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9744" calcext:value-type="float">
            <text:p>39.0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632" calcext:value-type="float">
            <text:p>39.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1936" calcext:value-type="float">
            <text:p>39.1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8784" calcext:value-type="float">
            <text:p>39.0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868" calcext:value-type="float">
            <text:p>38.9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7344" calcext:value-type="float">
            <text:p>38.9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1936" calcext:value-type="float">
            <text:p>39.1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6216" calcext:value-type="float">
            <text:p>39.0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2312" calcext:value-type="float">
            <text:p>39.0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7448" calcext:value-type="float">
            <text:p>39.0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392" calcext:value-type="float">
            <text:p>38.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6216" calcext:value-type="float">
            <text:p>39.0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0976" calcext:value-type="float">
            <text:p>39.0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0496" calcext:value-type="float">
            <text:p>39.0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3544" calcext:value-type="float">
            <text:p>39.0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2312" calcext:value-type="float">
            <text:p>39.0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1456" calcext:value-type="float">
            <text:p>39.0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4024" calcext:value-type="float">
            <text:p>39.0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4024" calcext:value-type="float">
            <text:p>39.0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3168" calcext:value-type="float">
            <text:p>39.0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2792" calcext:value-type="float">
            <text:p>39.1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0224" calcext:value-type="float">
            <text:p>39.1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7176" calcext:value-type="float">
            <text:p>39.1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9264" calcext:value-type="float">
            <text:p>39.0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5736" calcext:value-type="float">
            <text:p>39.0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2312" calcext:value-type="float">
            <text:p>39.0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6592" calcext:value-type="float">
            <text:p>39.0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392" calcext:value-type="float">
            <text:p>38.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1352" calcext:value-type="float">
            <text:p>39.0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1352" calcext:value-type="float">
            <text:p>39.0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4776" calcext:value-type="float">
            <text:p>38.9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3544" calcext:value-type="float">
            <text:p>39.0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5736" calcext:value-type="float">
            <text:p>39.0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7072" calcext:value-type="float">
            <text:p>39.0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5088" calcext:value-type="float">
            <text:p>39.1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5944" calcext:value-type="float">
            <text:p>39.1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8784" calcext:value-type="float">
            <text:p>39.0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6488" calcext:value-type="float">
            <text:p>38.9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06" calcext:value-type="float">
            <text:p>39.0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012" calcext:value-type="float">
            <text:p>39.0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2792" calcext:value-type="float">
            <text:p>39.1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536" calcext:value-type="float">
            <text:p>39.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1728" calcext:value-type="float">
            <text:p>38.9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8304" calcext:value-type="float">
            <text:p>39.0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2688" calcext:value-type="float">
            <text:p>39.0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3064" calcext:value-type="float">
            <text:p>38.9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9264" calcext:value-type="float">
            <text:p>39.0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2416" calcext:value-type="float">
            <text:p>39.1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3-18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3272" calcext:value-type="float">
            <text:p>39.1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4128" calcext:value-type="float">
            <text:p>39.1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012" calcext:value-type="float">
            <text:p>39.0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964" calcext:value-type="float">
            <text:p>39.0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4024" calcext:value-type="float">
            <text:p>39.0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0224" calcext:value-type="float">
            <text:p>39.1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5464" calcext:value-type="float">
            <text:p>39.1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8616" calcext:value-type="float">
            <text:p>39.2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06" calcext:value-type="float">
            <text:p>39.0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5632" calcext:value-type="float">
            <text:p>38.9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5736" calcext:value-type="float">
            <text:p>39.0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9744" calcext:value-type="float">
            <text:p>39.0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012" calcext:value-type="float">
            <text:p>39.0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108" calcext:value-type="float">
            <text:p>39.1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156" calcext:value-type="float">
            <text:p>39.1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0704" calcext:value-type="float">
            <text:p>39.1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7552" calcext:value-type="float">
            <text:p>39.0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7928" calcext:value-type="float">
            <text:p>39.0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5944" calcext:value-type="float">
            <text:p>39.1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3168" calcext:value-type="float">
            <text:p>39.0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0976" calcext:value-type="float">
            <text:p>39.0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5736" calcext:value-type="float">
            <text:p>39.0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3752" calcext:value-type="float">
            <text:p>39.1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4984" calcext:value-type="float">
            <text:p>39.1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1248" calcext:value-type="float">
            <text:p>38.9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2312" calcext:value-type="float">
            <text:p>39.0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536" calcext:value-type="float">
            <text:p>39.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9744" calcext:value-type="float">
            <text:p>39.0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8408" calcext:value-type="float">
            <text:p>39.0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5736" calcext:value-type="float">
            <text:p>39.0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2792" calcext:value-type="float">
            <text:p>39.1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5464" calcext:value-type="float">
            <text:p>39.1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4984" calcext:value-type="float">
            <text:p>39.1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9368" calcext:value-type="float">
            <text:p>39.1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0704" calcext:value-type="float">
            <text:p>39.1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2416" calcext:value-type="float">
            <text:p>39.1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0224" calcext:value-type="float">
            <text:p>39.1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156" calcext:value-type="float">
            <text:p>39.1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9848" calcext:value-type="float">
            <text:p>39.1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9368" calcext:value-type="float">
            <text:p>39.1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7448" calcext:value-type="float">
            <text:p>39.0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1248" calcext:value-type="float">
            <text:p>38.9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916" calcext:value-type="float">
            <text:p>38.9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584" calcext:value-type="float">
            <text:p>39.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3272" calcext:value-type="float">
            <text:p>39.1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06" calcext:value-type="float">
            <text:p>39.0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8304" calcext:value-type="float">
            <text:p>39.0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6216" calcext:value-type="float">
            <text:p>39.0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9848" calcext:value-type="float">
            <text:p>39.1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5088" calcext:value-type="float">
            <text:p>39.1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1936" calcext:value-type="float">
            <text:p>39.1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2792" calcext:value-type="float">
            <text:p>39.1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6696" calcext:value-type="float">
            <text:p>39.0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9368" calcext:value-type="float">
            <text:p>39.1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2896" calcext:value-type="float">
            <text:p>39.1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488" calcext:value-type="float">
            <text:p>39.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5736" calcext:value-type="float">
            <text:p>39.0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3752" calcext:value-type="float">
            <text:p>39.1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8032" calcext:value-type="float">
            <text:p>39.1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3648" calcext:value-type="float">
            <text:p>39.0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6696" calcext:value-type="float">
            <text:p>39.0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5736" calcext:value-type="float">
            <text:p>39.0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344" calcext:value-type="float">
            <text:p>38.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392" calcext:value-type="float">
            <text:p>38.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3544" calcext:value-type="float">
            <text:p>39.0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0496" calcext:value-type="float">
            <text:p>39.0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3648" calcext:value-type="float">
            <text:p>39.0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108" calcext:value-type="float">
            <text:p>39.1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9368" calcext:value-type="float">
            <text:p>39.1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2896" calcext:value-type="float">
            <text:p>39.1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68" calcext:value-type="float">
            <text:p>39.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4128" calcext:value-type="float">
            <text:p>39.1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0976" calcext:value-type="float">
            <text:p>39.0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5736" calcext:value-type="float">
            <text:p>39.0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9264" calcext:value-type="float">
            <text:p>39.0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9744" calcext:value-type="float">
            <text:p>39.0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0224" calcext:value-type="float">
            <text:p>39.1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5992" calcext:value-type="float">
            <text:p>39.3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58833103448" calcext:value-type="float">
            <text:p>39.215883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38712" calcext:value-type="float">
            <text:p>39.25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75416551724" calcext:value-type="float">
            <text:p>39.267541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08968" calcext:value-type="float">
            <text:p>39.280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60504" calcext:value-type="float">
            <text:p>39.316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53468" calcext:value-type="float">
            <text:p>39.3253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28668387097" calcext:value-type="float">
            <text:p>39.33286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4948" calcext:value-type="float">
            <text:p>39.33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51455483871" calcext:value-type="float">
            <text:p>39.37514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60609655172" calcext:value-type="float">
            <text:p>39.376060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44861935484" calcext:value-type="float">
            <text:p>39.38448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17820645161" calcext:value-type="float">
            <text:p>39.55178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21992" calcext:value-type="float">
            <text:p>39.59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3746" calcext:value-type="float">
            <text:p>39.623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09468" calcext:value-type="float">
            <text:p>39.680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40923870968" calcext:value-type="float">
            <text:p>39.72409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77592258064" calcext:value-type="float">
            <text:p>39.737759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24808" calcext:value-type="float">
            <text:p>39.76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57695483871" calcext:value-type="float">
            <text:p>39.79576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66792" calcext:value-type="float">
            <text:p>39.8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28601290322" calcext:value-type="float">
            <text:p>39.942860129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10711428571" calcext:value-type="float">
            <text:p>39.92107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80539354839" calcext:value-type="float">
            <text:p>39.90805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31956129032" calcext:value-type="float">
            <text:p>39.92319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04524137931" calcext:value-type="float">
            <text:p>39.88045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37104516129" calcext:value-type="float">
            <text:p>39.86371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9336" calcext:value-type="float">
            <text:p>39.8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08763870968" calcext:value-type="float">
            <text:p>39.90087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15473548387" calcext:value-type="float">
            <text:p>39.86154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784" calcext:value-type="float">
            <text:p>39.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26578064516" calcext:value-type="float">
            <text:p>39.87265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50968" calcext:value-type="float">
            <text:p>39.8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39070967742" calcext:value-type="float">
            <text:p>39.8639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85574285714" calcext:value-type="float">
            <text:p>39.83855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44797419355" calcext:value-type="float">
            <text:p>39.82447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28768" calcext:value-type="float">
            <text:p>39.88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2412" calcext:value-type="float">
            <text:p>39.8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05930322581" calcext:value-type="float">
            <text:p>39.87059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40756" calcext:value-type="float">
            <text:p>39.924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05003870968" calcext:value-type="float">
            <text:p>39.94050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32418064516" calcext:value-type="float">
            <text:p>39.97324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61024" calcext:value-type="float">
            <text:p>39.98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1431483871" calcext:value-type="float">
            <text:p>39.99143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62344" calcext:value-type="float">
            <text:p>40.02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91468387097" calcext:value-type="float">
            <text:p>40.04914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73751428571" calcext:value-type="float">
            <text:p>40.06737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80536774194" calcext:value-type="float">
            <text:p>40.07805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35913548387" calcext:value-type="float">
            <text:p>40.21359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4964" calcext:value-type="float">
            <text:p>40.22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4415483871" calcext:value-type="float">
            <text:p>40.2444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19336" calcext:value-type="float">
            <text:p>40.31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27380645161" calcext:value-type="float">
            <text:p>40.3427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89323870968" calcext:value-type="float">
            <text:p>40.34893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9772" calcext:value-type="float">
            <text:p>40.339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95425806452" calcext:value-type="float">
            <text:p>40.3395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59264" calcext:value-type="float">
            <text:p>40.355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33432" calcext:value-type="float">
            <text:p>40.36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69762758621" calcext:value-type="float">
            <text:p>40.366976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20787096774" calcext:value-type="float">
            <text:p>40.3520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11300645161" calcext:value-type="float">
            <text:p>40.43113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34624" calcext:value-type="float">
            <text:p>40.45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68905806452" calcext:value-type="float">
            <text:p>40.45689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5416" calcext:value-type="float">
            <text:p>40.47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43488" calcext:value-type="float">
            <text:p>40.48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7233548387" calcext:value-type="float">
            <text:p>40.50772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18112" calcext:value-type="float">
            <text:p>40.551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06381935484" calcext:value-type="float">
            <text:p>40.60063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15952" calcext:value-type="float">
            <text:p>40.60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82292903226" calcext:value-type="float">
            <text:p>40.59822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01071428571" calcext:value-type="float">
            <text:p>40.59010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61153548387" calcext:value-type="float">
            <text:p>40.59611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21241290323" calcext:value-type="float">
            <text:p>40.91212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1752" calcext:value-type="float">
            <text:p>40.9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43623225807" calcext:value-type="float">
            <text:p>40.974362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97212413793" calcext:value-type="float">
            <text:p>41.019721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46656774194" calcext:value-type="float">
            <text:p>41.16466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63687741936" calcext:value-type="float">
            <text:p>41.29636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97164" calcext:value-type="float">
            <text:p>41.469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88090322581" calcext:value-type="float">
            <text:p>41.5988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13824" calcext:value-type="float">
            <text:p>41.59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06771612903" calcext:value-type="float">
            <text:p>41.60067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47744285714" calcext:value-type="float">
            <text:p>41.574774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17500645161" calcext:value-type="float">
            <text:p>41.58175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2002" calcext:value-type="float">
            <text:p>41.672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03236521739" calcext:value-type="float">
            <text:p>41.65032365217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6315" calcext:value-type="float">
            <text:p>41.6363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51267826087" calcext:value-type="float">
            <text:p>41.71512678260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02265" calcext:value-type="float">
            <text:p>41.69022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6508" calcext:value-type="float">
            <text:p>41.65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01808" calcext:value-type="float">
            <text:p>41.680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4448" calcext:value-type="float">
            <text:p>41.6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4928" calcext:value-type="float">
            <text:p>41.7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9208" calcext:value-type="float">
            <text:p>41.6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3592" calcext:value-type="float">
            <text:p>41.6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5012" calcext:value-type="float">
            <text:p>41.62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0712" calcext:value-type="float">
            <text:p>41.5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804" calcext:value-type="float">
            <text:p>41.4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614" calcext:value-type="float">
            <text:p>41.50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1568" calcext:value-type="float">
            <text:p>41.5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7184" calcext:value-type="float">
            <text:p>41.4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71" calcext:value-type="float">
            <text:p>41.56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2656" calcext:value-type="float">
            <text:p>41.0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3864" calcext:value-type="float">
            <text:p>41.5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2152" calcext:value-type="float">
            <text:p>41.6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616" calcext:value-type="float">
            <text:p>41.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046" calcext:value-type="float">
            <text:p>41.78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9144" calcext:value-type="float">
            <text:p>41.9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8456" calcext:value-type="float">
            <text:p>41.7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7808" calcext:value-type="float">
            <text:p>41.8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3112" calcext:value-type="float">
            <text:p>41.6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3592" calcext:value-type="float">
            <text:p>41.6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2904" calcext:value-type="float">
            <text:p>41.5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1088" calcext:value-type="float">
            <text:p>41.4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3344" calcext:value-type="float">
            <text:p>41.2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0192" calcext:value-type="float">
            <text:p>41.1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608" calcext:value-type="float">
            <text:p>41.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2072" calcext:value-type="float">
            <text:p>40.9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1592" calcext:value-type="float">
            <text:p>40.9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3304" calcext:value-type="float">
            <text:p>40.9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5664" calcext:value-type="float">
            <text:p>40.7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4328" calcext:value-type="float">
            <text:p>40.7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9944" calcext:value-type="float">
            <text:p>40.6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8376" calcext:value-type="float">
            <text:p>41.1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1616" calcext:value-type="float">
            <text:p>40.3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312" calcext:value-type="float">
            <text:p>40.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028" calcext:value-type="float">
            <text:p>40.3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696" calcext:value-type="float">
            <text:p>40.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3432" calcext:value-type="float">
            <text:p>40.4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3056" calcext:value-type="float">
            <text:p>40.4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172" calcext:value-type="float">
            <text:p>40.4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552" calcext:value-type="float">
            <text:p>40.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2472" calcext:value-type="float">
            <text:p>40.3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74" calcext:value-type="float">
            <text:p>40.1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264" calcext:value-type="float">
            <text:p>40.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1096" calcext:value-type="float">
            <text:p>40.0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1096" calcext:value-type="float">
            <text:p>40.0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1784" calcext:value-type="float">
            <text:p>40.1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6064" calcext:value-type="float">
            <text:p>40.1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6752" calcext:value-type="float">
            <text:p>40.3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404" calcext:value-type="float">
            <text:p>39.9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5336" calcext:value-type="float">
            <text:p>39.6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7256" calcext:value-type="float">
            <text:p>39.7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6504" calcext:value-type="float">
            <text:p>39.8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3896" calcext:value-type="float">
            <text:p>39.5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5712" calcext:value-type="float">
            <text:p>39.6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74" calcext:value-type="float">
            <text:p>40.1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9552" calcext:value-type="float">
            <text:p>39.8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9576" calcext:value-type="float">
            <text:p>39.2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68" calcext:value-type="float">
            <text:p>39.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728" calcext:value-type="float">
            <text:p>39.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4044" calcext:value-type="float">
            <text:p>39.2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9744" calcext:value-type="float">
            <text:p>39.0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2624" calcext:value-type="float">
            <text:p>39.2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2208" calcext:value-type="float">
            <text:p>39.0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3336" calcext:value-type="float">
            <text:p>38.8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4296" calcext:value-type="float">
            <text:p>38.9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9808" calcext:value-type="float">
            <text:p>38.8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6864" calcext:value-type="float">
            <text:p>38.9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4296" calcext:value-type="float">
            <text:p>38.9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916" calcext:value-type="float">
            <text:p>38.9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1664" calcext:value-type="float">
            <text:p>39.2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7008" calcext:value-type="float">
            <text:p>39.3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3104" calcext:value-type="float">
            <text:p>39.3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8344" calcext:value-type="float">
            <text:p>39.3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016" calcext:value-type="float">
            <text:p>39.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3896" calcext:value-type="float">
            <text:p>39.5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5712" calcext:value-type="float">
            <text:p>39.6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1912" calcext:value-type="float">
            <text:p>39.6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5712" calcext:value-type="float">
            <text:p>39.6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8384" calcext:value-type="float">
            <text:p>39.6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1536" calcext:value-type="float">
            <text:p>39.7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1368" calcext:value-type="float">
            <text:p>39.9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5856" calcext:value-type="float">
            <text:p>39.9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7172" calcext:value-type="float">
            <text:p>39.8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496" calcext:value-type="float">
            <text:p>39.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9656" calcext:value-type="float">
            <text:p>39.9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308" calcext:value-type="float">
            <text:p>39.8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404" calcext:value-type="float">
            <text:p>39.9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644" calcext:value-type="float">
            <text:p>40.0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3184" calcext:value-type="float">
            <text:p>39.9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5544" calcext:value-type="float">
            <text:p>39.7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9072" calcext:value-type="float">
            <text:p>39.8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64" calcext:value-type="float">
            <text:p>39.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6568" calcext:value-type="float">
            <text:p>39.5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7904" calcext:value-type="float">
            <text:p>39.6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5816" calcext:value-type="float">
            <text:p>39.6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5504" calcext:value-type="float">
            <text:p>39.4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5984" calcext:value-type="float">
            <text:p>39.4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9576" calcext:value-type="float">
            <text:p>39.2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156" calcext:value-type="float">
            <text:p>39.1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06" calcext:value-type="float">
            <text:p>39.0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776" calcext:value-type="float">
            <text:p>39.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4984" calcext:value-type="float">
            <text:p>39.1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3272" calcext:value-type="float">
            <text:p>39.1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4128" calcext:value-type="float">
            <text:p>39.1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9744" calcext:value-type="float">
            <text:p>39.0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108" calcext:value-type="float">
            <text:p>39.1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9744" calcext:value-type="float">
            <text:p>39.0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5424" calcext:value-type="float">
            <text:p>38.8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5384" calcext:value-type="float">
            <text:p>38.5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2856" calcext:value-type="float">
            <text:p>38.8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8744" calcext:value-type="float">
            <text:p>38.7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6448" calcext:value-type="float">
            <text:p>38.6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3108" calcext:value-type="float">
            <text:p>38.5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0144" calcext:value-type="float">
            <text:p>38.4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3504" calcext:value-type="float">
            <text:p>38.7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0184" calcext:value-type="float">
            <text:p>38.8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4864" calcext:value-type="float">
            <text:p>38.1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9248" calcext:value-type="float">
            <text:p>38.1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4112" calcext:value-type="float">
            <text:p>38.2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0396" calcext:value-type="float">
            <text:p>38.2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3152" calcext:value-type="float">
            <text:p>38.1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0772" calcext:value-type="float">
            <text:p>38.1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954" calcext:value-type="float">
            <text:p>38.2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476" calcext:value-type="float">
            <text:p>38.0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572" calcext:value-type="float">
            <text:p>38.1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144" calcext:value-type="float">
            <text:p>38.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668" calcext:value-type="float">
            <text:p>38.2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7368" calcext:value-type="float">
            <text:p>38.3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6576" calcext:value-type="float">
            <text:p>38.1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5384" calcext:value-type="float">
            <text:p>38.5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1104" calcext:value-type="float">
            <text:p>38.5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1208" calcext:value-type="float">
            <text:p>38.6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3316" calcext:value-type="float">
            <text:p>38.7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7888" calcext:value-type="float">
            <text:p>38.7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8472" calcext:value-type="float">
            <text:p>38.8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6384" calcext:value-type="float">
            <text:p>38.8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6824" calcext:value-type="float">
            <text:p>38.5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6552" calcext:value-type="float">
            <text:p>38.7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2712" calcext:value-type="float">
            <text:p>38.4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8056" calcext:value-type="float">
            <text:p>38.5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7408" calcext:value-type="float">
            <text:p>38.6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0456" calcext:value-type="float">
            <text:p>38.7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2752" calcext:value-type="float">
            <text:p>38.7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0288" calcext:value-type="float">
            <text:p>38.8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9536" calcext:value-type="float">
            <text:p>38.9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2" calcext:value-type="float">
            <text:p>38.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0168" calcext:value-type="float">
            <text:p>39.1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3064" calcext:value-type="float">
            <text:p>38.9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7448" calcext:value-type="float">
            <text:p>39.0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4504" calcext:value-type="float">
            <text:p>39.0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9888" calcext:value-type="float">
            <text:p>39.4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8176" calcext:value-type="float">
            <text:p>39.5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8384" calcext:value-type="float">
            <text:p>39.6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4664" calcext:value-type="float">
            <text:p>40.3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0096" calcext:value-type="float">
            <text:p>39.6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9572" calcext:value-type="float">
            <text:p>40.00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0784" calcext:value-type="float">
            <text:p>39.8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236" calcext:value-type="float">
            <text:p>41.7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9696" calcext:value-type="float">
            <text:p>40.2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2256" calcext:value-type="float">
            <text:p>41.6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5992" calcext:value-type="float">
            <text:p>41.8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572" calcext:value-type="float">
            <text:p>41.9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5824" calcext:value-type="float">
            <text:p>42.0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9248" calcext:value-type="float">
            <text:p>41.9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5448" calcext:value-type="float">
            <text:p>42.0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3944" calcext:value-type="float">
            <text:p>42.2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1168" calcext:value-type="float">
            <text:p>42.1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2504" calcext:value-type="float">
            <text:p>42.1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8016" calcext:value-type="float">
            <text:p>42.0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6264" calcext:value-type="float">
            <text:p>41.7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4948" calcext:value-type="float">
            <text:p>41.87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9876" calcext:value-type="float">
            <text:p>41.679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472" calcext:value-type="float">
            <text:p>41.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2424" calcext:value-type="float">
            <text:p>41.4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9544" calcext:value-type="float">
            <text:p>41.3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896" calcext:value-type="float">
            <text:p>41.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9128" calcext:value-type="float">
            <text:p>41.0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8272" calcext:value-type="float">
            <text:p>41.0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176" calcext:value-type="float">
            <text:p>40.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7" calcext:value-type="float">
            <text:p>40.7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3472" calcext:value-type="float">
            <text:p>40.7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5144" calcext:value-type="float">
            <text:p>40.3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7168" calcext:value-type="float">
            <text:p>40.5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6296" calcext:value-type="float">
            <text:p>39.7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354" calcext:value-type="float">
            <text:p>39.7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5608" calcext:value-type="float">
            <text:p>39.5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9408" calcext:value-type="float">
            <text:p>39.4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588" calcext:value-type="float">
            <text:p>39.4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0912" calcext:value-type="float">
            <text:p>39.3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0912" calcext:value-type="float">
            <text:p>39.3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0184" calcext:value-type="float">
            <text:p>38.8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8264" calcext:value-type="float">
            <text:p>38.6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6072" calcext:value-type="float">
            <text:p>38.6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8392" calcext:value-type="float">
            <text:p>38.1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8576" calcext:value-type="float">
            <text:p>38.8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0624" calcext:value-type="float">
            <text:p>38.5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5488" calcext:value-type="float">
            <text:p>38.5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3232" calcext:value-type="float">
            <text:p>38.8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4048" calcext:value-type="float">
            <text:p>38.4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8056" calcext:value-type="float">
            <text:p>38.5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8912" calcext:value-type="float">
            <text:p>38.5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5296" calcext:value-type="float">
            <text:p>39.3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9304" calcext:value-type="float">
            <text:p>39.3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7968" calcext:value-type="float">
            <text:p>39.3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3584" calcext:value-type="float">
            <text:p>39.3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496" calcext:value-type="float">
            <text:p>39.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7608" calcext:value-type="float">
            <text:p>40.2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876" calcext:value-type="float">
            <text:p>39.6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1368" calcext:value-type="float">
            <text:p>39.9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352" calcext:value-type="float">
            <text:p>39.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4184" calcext:value-type="float">
            <text:p>40.3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9088" calcext:value-type="float">
            <text:p>40.7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9696" calcext:value-type="float">
            <text:p>40.2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5792" calcext:value-type="float">
            <text:p>40.2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9048" calcext:value-type="float">
            <text:p>40.3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3912" calcext:value-type="float">
            <text:p>40.4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5916" calcext:value-type="float">
            <text:p>40.47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2072" calcext:value-type="float">
            <text:p>40.9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1092" calcext:value-type="float">
            <text:p>40.74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8536" calcext:value-type="float">
            <text:p>41.1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9944" calcext:value-type="float">
            <text:p>40.6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8204" calcext:value-type="float">
            <text:p>42.01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044" calcext:value-type="float">
            <text:p>41.6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2336" calcext:value-type="float">
            <text:p>42.3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9688" calcext:value-type="float">
            <text:p>41.6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9708" calcext:value-type="float">
            <text:p>41.85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1712" calcext:value-type="float">
            <text:p>41.8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6096" calcext:value-type="float">
            <text:p>41.9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7" calcext:value-type="float">
            <text:p>42.0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2484" calcext:value-type="float">
            <text:p>41.97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8684" calcext:value-type="float">
            <text:p>42.04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6596" calcext:value-type="float">
            <text:p>42.10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906" calcext:value-type="float">
            <text:p>42.00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289" calcext:value-type="float">
            <text:p>42.172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64971428571" calcext:value-type="float">
            <text:p>42.18649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5864" calcext:value-type="float">
            <text:p>42.3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2504" calcext:value-type="float">
            <text:p>42.1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0688" calcext:value-type="float">
            <text:p>42.0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6304" calcext:value-type="float">
            <text:p>42.0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1272" calcext:value-type="float">
            <text:p>42.1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1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8224" calcext:value-type="float">
            <text:p>42.1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138" meta:object-count="0"/>
    <meta:user-defined meta:name="AppVersion">3.0</meta:user-defined>
  </office:meta>
</office:document-meta>
</file>